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 Graph" table:style-name="ta1">
        <table:shapes>
          <draw:frame draw:z-index="0" draw:style-name="gr1" draw:text-style-name="P1" svg:width="159.99mm" svg:height="89.99mm" svg:x="263.63mm" svg:y="0.01mm">
            <draw:object draw:notify-on-update-of-ranges="'Check Graph'.A17:'Check Graph'.A32 'Check Graph'.B17:'Check Graph'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89mm" svg:height="92.97mm" svg:x="263.62mm" svg:y="90.31mm">
            <draw:object draw:notify-on-update-of-ranges="'Check Graph'.A224:'Check Graph'.A324 'Check Graph'.B224:'Check Graph'.B3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25.14mm" svg:height="117.14mm" svg:x="37.98mm" svg:y="117.4mm">
            <draw:object draw:notify-on-update-of-ranges="'Check Graph'.A2:'Check Graph'.A330 'Check Graph'.B1:'Check Graph'.B1 'Check Graph'.B2:'Check Graph'.B3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25.14mm" svg:height="117.14mm" svg:x="37.98mm" svg:y="0mm">
            <draw:object draw:notify-on-update-of-ranges="'Check Graph'.B1:'Check Graph'.B1 'Check Graph'.B2:'Check Graph'.B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ΔT</text:p>
          </table:table-cell>
          <table:table-cell table:style-name="ce1" table:number-columns-repeated="10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.8285221" calcext:value-type="float">
            <text:p>63.8285221</text:p>
          </table:table-cell>
          <table:table-cell table:number-columns-repeated="102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4.0907881" calcext:value-type="float">
            <text:p>64.0907881</text:p>
          </table:table-cell>
          <table:table-cell table:number-columns-repeated="102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4.2998037" calcext:value-type="float">
            <text:p>64.2998037</text:p>
          </table:table-cell>
          <table:table-cell table:number-columns-repeated="10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4.4734276" calcext:value-type="float">
            <text:p>64.4734276</text:p>
          </table:table-cell>
          <table:table-cell table:number-columns-repeated="10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4.5736111" calcext:value-type="float">
            <text:p>64.5736111</text:p>
          </table:table-cell>
          <table:table-cell table:number-columns-repeated="10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4.6876311" calcext:value-type="float">
            <text:p>64.6876311</text:p>
          </table:table-cell>
          <table:table-cell table:number-columns-repeated="10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4.8451826" calcext:value-type="float">
            <text:p>64.8451826</text:p>
          </table:table-cell>
          <table:table-cell table:number-columns-repeated="10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5.1464034" calcext:value-type="float">
            <text:p>65.1464034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5.4573487" calcext:value-type="float">
            <text:p>65.4573487</text:p>
          </table:table-cell>
          <table:table-cell table:number-columns-repeated="10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5.7768362" calcext:value-type="float">
            <text:p>65.7768362</text:p>
          </table:table-cell>
          <table:table-cell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6.0699217" calcext:value-type="float">
            <text:p>66.0699217</text:p>
          </table:table-cell>
          <table:table-cell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6.3245568" calcext:value-type="float">
            <text:p>66.3245568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6.6030198" calcext:value-type="float">
            <text:p>66.6030198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.9069091" calcext:value-type="float">
            <text:p>66.9069091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7.2810383" calcext:value-type="float">
            <text:p>67.2810383</text:p>
          </table:table-cell>
          <table:table-cell table:number-columns-repeated="10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7.6439167" calcext:value-type="float">
            <text:p>67.6439167</text:p>
          </table:table-cell>
          <table:table-cell table:number-columns-repeated="102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8.1024205" calcext:value-type="float">
            <text:p>68.1024205</text:p>
          </table:table-cell>
          <table:table-cell table:number-columns-repeated="102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.5927179" calcext:value-type="float">
            <text:p>68.5927179</text:p>
          </table:table-cell>
          <table:table-cell table:number-columns-repeated="102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8.9676423" calcext:value-type="float">
            <text:p>68.9676423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9.2201632" calcext:value-type="float">
            <text:p>69.2201632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9.3611547" calcext:value-type="float">
            <text:p>69.3611547</text:p>
          </table:table-cell>
          <table:table-cell table:number-columns-repeated="102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9.4537608" calcext:value-type="float">
            <text:p>69.4537608</text:p>
          </table:table-cell>
          <table:table-cell table:number-columns-repeated="102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9.5468255" calcext:value-type="float">
            <text:p>69.5468255</text:p>
          </table:table-cell>
          <table:table-cell table:number-columns-repeated="102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9.6252419" calcext:value-type="float">
            <text:p>69.6252419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9.7053545" calcext:value-type="float">
            <text:p>69.7053545</text:p>
          </table:table-cell>
          <table:table-cell table:number-columns-repeated="102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9.7939231" calcext:value-type="float">
            <text:p>69.7939231</text:p>
          </table:table-cell>
          <table:table-cell table:number-columns-repeated="102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9.8902605" calcext:value-type="float">
            <text:p>69.8902605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9.9947649" calcext:value-type="float">
            <text:p>69.9947649</text:p>
          </table:table-cell>
          <table:table-cell table:number-columns-repeated="1021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0.1074356" calcext:value-type="float">
            <text:p>70.1074356</text:p>
          </table:table-cell>
          <table:table-cell table:number-columns-repeated="1021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70.228784" calcext:value-type="float">
            <text:p>70.2287840</text:p>
          </table:table-cell>
          <table:table-cell table:number-columns-repeated="102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0.3578078" calcext:value-type="float">
            <text:p>70.3578078</text:p>
          </table:table-cell>
          <table:table-cell table:number-columns-repeated="1021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70.4949952" calcext:value-type="float">
            <text:p>70.4949952</text:p>
          </table:table-cell>
          <table:table-cell table:number-columns-repeated="1021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70.6403451" calcext:value-type="float">
            <text:p>70.6403451</text:p>
          </table:table-cell>
          <table:table-cell table:number-columns-repeated="1021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70.7944584" calcext:value-type="float">
            <text:p>70.7944584</text:p>
          </table:table-cell>
          <table:table-cell table:number-columns-repeated="1021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70.9561542" calcext:value-type="float">
            <text:p>70.9561542</text:p>
          </table:table-cell>
          <table:table-cell table:number-columns-repeated="102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71.1260098" calcext:value-type="float">
            <text:p>71.1260098</text:p>
          </table:table-cell>
          <table:table-cell table:number-columns-repeated="1021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71.3040243" calcext:value-type="float">
            <text:p>71.3040243</text:p>
          </table:table-cell>
          <table:table-cell table:number-columns-repeated="1021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71.4908878" calcext:value-type="float">
            <text:p>71.4908878</text:p>
          </table:table-cell>
          <table:table-cell table:number-columns-repeated="1021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71.6852408" calcext:value-type="float">
            <text:p>71.6852408</text:p>
          </table:table-cell>
          <table:table-cell table:number-columns-repeated="1021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71.8877499" calcext:value-type="float">
            <text:p>71.8877499</text:p>
          </table:table-cell>
          <table:table-cell table:number-columns-repeated="102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2.0984143" calcext:value-type="float">
            <text:p>72.0984143</text:p>
          </table:table-cell>
          <table:table-cell table:number-columns-repeated="1021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2.3180132" calcext:value-type="float">
            <text:p>72.3180132</text:p>
          </table:table-cell>
          <table:table-cell table:number-columns-repeated="1021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72.5450087" calcext:value-type="float">
            <text:p>72.5450087</text:p>
          </table:table-cell>
          <table:table-cell table:number-columns-repeated="1021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72.7801567" calcext:value-type="float">
            <text:p>72.7801567</text:p>
          </table:table-cell>
          <table:table-cell table:number-columns-repeated="1021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3.0234562" calcext:value-type="float">
            <text:p>73.0234562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73.275776" calcext:value-type="float">
            <text:p>73.2757760</text:p>
          </table:table-cell>
          <table:table-cell table:number-columns-repeated="1021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73.5353993" calcext:value-type="float">
            <text:p>73.5353993</text:p>
          </table:table-cell>
          <table:table-cell table:number-columns-repeated="1021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73.8031715" calcext:value-type="float">
            <text:p>73.8031715</text:p>
          </table:table-cell>
          <table:table-cell table:number-columns-repeated="102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4.0790915" calcext:value-type="float">
            <text:p>74.0790915</text:p>
          </table:table-cell>
          <table:table-cell table:number-columns-repeated="1021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4.3641172" calcext:value-type="float">
            <text:p>74.3641172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4.6563537" calcext:value-type="float">
            <text:p>74.6563537</text:p>
          </table:table-cell>
          <table:table-cell table:number-columns-repeated="1021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74.9567353" calcext:value-type="float">
            <text:p>74.9567353</text:p>
          </table:table-cell>
          <table:table-cell table:number-columns-repeated="1021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75.2652612" calcext:value-type="float">
            <text:p>75.2652612</text:p>
          </table:table-cell>
          <table:table-cell table:number-columns-repeated="1021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75.5829782" calcext:value-type="float">
            <text:p>75.5829782</text:p>
          </table:table-cell>
          <table:table-cell table:number-columns-repeated="1021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75.9078132" calcext:value-type="float">
            <text:p>75.9078132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76.2407896" calcext:value-type="float">
            <text:p>76.2407896</text:p>
          </table:table-cell>
          <table:table-cell table:number-columns-repeated="1021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76.5819065" calcext:value-type="float">
            <text:p>76.5819065</text:p>
          </table:table-cell>
          <table:table-cell table:number-columns-repeated="1021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76.9323001" calcext:value-type="float">
            <text:p>76.9323001</text:p>
          </table:table-cell>
          <table:table-cell table:number-columns-repeated="1021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77.2897188" calcext:value-type="float">
            <text:p>77.2897188</text:p>
          </table:table-cell>
          <table:table-cell table:number-columns-repeated="1021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77.6552753" calcext:value-type="float">
            <text:p>77.6552753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78.0289687" calcext:value-type="float">
            <text:p>78.0289687</text:p>
          </table:table-cell>
          <table:table-cell table:number-columns-repeated="102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78.4120242" calcext:value-type="float">
            <text:p>78.4120242</text:p>
          </table:table-cell>
          <table:table-cell table:number-columns-repeated="1021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78.802012" calcext:value-type="float">
            <text:p>78.8020120</text:p>
          </table:table-cell>
          <table:table-cell table:number-columns-repeated="1021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79.2001339" calcext:value-type="float">
            <text:p>79.2001339</text:p>
          </table:table-cell>
          <table:table-cell table:number-columns-repeated="1021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79.606389" calcext:value-type="float">
            <text:p>79.6063890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80.0220916" calcext:value-type="float">
            <text:p>80.0220916</text:p>
          </table:table-cell>
          <table:table-cell table:number-columns-repeated="1021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80.4446338" calcext:value-type="float">
            <text:p>80.4446338</text:p>
          </table:table-cell>
          <table:table-cell table:number-columns-repeated="1021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80.8753064" calcext:value-type="float">
            <text:p>80.8753064</text:p>
          </table:table-cell>
          <table:table-cell table:number-columns-repeated="1021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81.3141086" calcext:value-type="float">
            <text:p>81.3141086</text:p>
          </table:table-cell>
          <table:table-cell table:number-columns-repeated="1021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81.7624436" calcext:value-type="float">
            <text:p>81.7624436</text:p>
          </table:table-cell>
          <table:table-cell table:number-columns-repeated="102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2.2175254" calcext:value-type="float">
            <text:p>82.2175254</text:p>
          </table:table-cell>
          <table:table-cell table:number-columns-repeated="1021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82.6807341" calcext:value-type="float">
            <text:p>82.6807341</text:p>
          </table:table-cell>
          <table:table-cell table:number-columns-repeated="1021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83.1520686" calcext:value-type="float">
            <text:p>83.1520686</text:p>
          </table:table-cell>
          <table:table-cell table:number-columns-repeated="1021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83.6330213" calcext:value-type="float">
            <text:p>83.6330213</text:p>
          </table:table-cell>
          <table:table-cell table:number-columns-repeated="1021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84.1206282" calcext:value-type="float">
            <text:p>84.1206282</text:p>
          </table:table-cell>
          <table:table-cell table:number-columns-repeated="102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84.6163582" calcext:value-type="float">
            <text:p>84.6163582</text:p>
          </table:table-cell>
          <table:table-cell table:number-columns-repeated="1021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85.1202104" calcext:value-type="float">
            <text:p>85.1202104</text:p>
          </table:table-cell>
          <table:table-cell table:number-columns-repeated="102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85.633766" calcext:value-type="float">
            <text:p>85.6337660</text:p>
          </table:table-cell>
          <table:table-cell table:number-columns-repeated="1021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86.1538832" calcext:value-type="float">
            <text:p>86.1538832</text:p>
          </table:table-cell>
          <table:table-cell table:number-columns-repeated="1021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86.6821199" calcext:value-type="float">
            <text:p>86.6821199</text:p>
          </table:table-cell>
          <table:table-cell table:number-columns-repeated="102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7.2184751" calcext:value-type="float">
            <text:p>87.2184751</text:p>
          </table:table-cell>
          <table:table-cell table:number-columns-repeated="1021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87.7646189" calcext:value-type="float">
            <text:p>87.7646189</text:p>
          </table:table-cell>
          <table:table-cell table:number-columns-repeated="1021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88.3172318" calcext:value-type="float">
            <text:p>88.3172318</text:p>
          </table:table-cell>
          <table:table-cell table:number-columns-repeated="1021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88.8779604" calcext:value-type="float">
            <text:p>88.8779604</text:p>
          </table:table-cell>
          <table:table-cell table:number-columns-repeated="1021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89.4468039" calcext:value-type="float">
            <text:p>89.4468039</text:p>
          </table:table-cell>
          <table:table-cell table:number-columns-repeated="102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90.0255212" calcext:value-type="float">
            <text:p>90.0255212</text:p>
          </table:table-cell>
          <table:table-cell table:number-columns-repeated="1021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90.6106151" calcext:value-type="float">
            <text:p>90.6106151</text:p>
          </table:table-cell>
          <table:table-cell table:number-columns-repeated="1021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91.203821" calcext:value-type="float">
            <text:p>91.2038210</text:p>
          </table:table-cell>
          <table:table-cell table:number-columns-repeated="1021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91.8051381" calcext:value-type="float">
            <text:p>91.8051381</text:p>
          </table:table-cell>
          <table:table-cell table:number-columns-repeated="1021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92.4164142" calcext:value-type="float">
            <text:p>92.4164142</text:p>
          </table:table-cell>
          <table:table-cell table:number-columns-repeated="102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93.0339742" calcext:value-type="float">
            <text:p>93.0339742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93.6596428" calcext:value-type="float">
            <text:p>93.6596428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94.2934188" calcext:value-type="float">
            <text:p>94.2934188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94.9372389" calcext:value-type="float">
            <text:p>94.9372389</text:p>
          </table:table-cell>
          <table:table-cell table:number-columns-repeated="1021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95.5872506" calcext:value-type="float">
            <text:p>95.5872506</text:p>
          </table:table-cell>
          <table:table-cell table:number-columns-repeated="102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96.245367" calcext:value-type="float">
            <text:p>96.2453670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96.9115873" calcext:value-type="float">
            <text:p>96.9115873</text:p>
          </table:table-cell>
          <table:table-cell table:number-columns-repeated="1021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97.5879367" calcext:value-type="float">
            <text:p>97.5879367</text:p>
          </table:table-cell>
          <table:table-cell table:number-columns-repeated="1021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98.2703852" calcext:value-type="float">
            <text:p>98.2703852</text:p>
          </table:table-cell>
          <table:table-cell table:number-columns-repeated="1021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98.9609349" calcext:value-type="float">
            <text:p>98.9609349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9.6595847" calcext:value-type="float">
            <text:p>99.6595847</text:p>
          </table:table-cell>
          <table:table-cell table:number-columns-repeated="102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00.3663338" calcext:value-type="float">
            <text:p>100.3663338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01.0811812" calcext:value-type="float">
            <text:p>101.0811812</text:p>
          </table:table-cell>
          <table:table-cell table:number-columns-repeated="102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01.8041261" calcext:value-type="float">
            <text:p>101.8041261</text:p>
          </table:table-cell>
          <table:table-cell table:number-columns-repeated="102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02.5351675" calcext:value-type="float">
            <text:p>102.5351675</text:p>
          </table:table-cell>
          <table:table-cell table:number-columns-repeated="102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03.2765126" calcext:value-type="float">
            <text:p>103.2765126</text:p>
          </table:table-cell>
          <table:table-cell table:number-columns-repeated="1021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04.0237676" calcext:value-type="float">
            <text:p>104.0237676</text:p>
          </table:table-cell>
          <table:table-cell table:number-columns-repeated="1021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04.7791163" calcext:value-type="float">
            <text:p>104.7791163</text:p>
          </table:table-cell>
          <table:table-cell table:number-columns-repeated="1021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05.5425579" calcext:value-type="float">
            <text:p>105.5425579</text:p>
          </table:table-cell>
          <table:table-cell table:number-columns-repeated="1021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06.3163881" calcext:value-type="float">
            <text:p>106.3163881</text:p>
          </table:table-cell>
          <table:table-cell table:number-columns-repeated="102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7.0960359" calcext:value-type="float">
            <text:p>107.0960359</text:p>
          </table:table-cell>
          <table:table-cell table:number-columns-repeated="1021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07.8837738" calcext:value-type="float">
            <text:p>107.8837738</text:p>
          </table:table-cell>
          <table:table-cell table:number-columns-repeated="1021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08.6796009" calcext:value-type="float">
            <text:p>108.6796009</text:p>
          </table:table-cell>
          <table:table-cell table:number-columns-repeated="1021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09.4859015" calcext:value-type="float">
            <text:p>109.4859015</text:p>
          </table:table-cell>
          <table:table-cell table:number-columns-repeated="1021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10.2979275" calcext:value-type="float">
            <text:p>110.2979275</text:p>
          </table:table-cell>
          <table:table-cell table:number-columns-repeated="102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11.1180399" calcext:value-type="float">
            <text:p>111.1180399</text:p>
          </table:table-cell>
          <table:table-cell table:number-columns-repeated="1021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11.9462377" calcext:value-type="float">
            <text:p>111.9462377</text:p>
          </table:table-cell>
          <table:table-cell table:number-columns-repeated="1021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12.784994" calcext:value-type="float">
            <text:p>112.7849940</text:p>
          </table:table-cell>
          <table:table-cell table:number-columns-repeated="1021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13.6293835" calcext:value-type="float">
            <text:p>113.6293835</text:p>
          </table:table-cell>
          <table:table-cell table:number-columns-repeated="1021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14.4818556" calcext:value-type="float">
            <text:p>114.4818556</text:p>
          </table:table-cell>
          <table:table-cell table:number-columns-repeated="102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15.3424097" calcext:value-type="float">
            <text:p>115.3424097</text:p>
          </table:table-cell>
          <table:table-cell table:number-columns-repeated="102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16.2136069" calcext:value-type="float">
            <text:p>116.2136069</text:p>
          </table:table-cell>
          <table:table-cell table:number-columns-repeated="1021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17.0903451" calcext:value-type="float">
            <text:p>117.0903451</text:p>
          </table:table-cell>
          <table:table-cell table:number-columns-repeated="1021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17.9751624" calcext:value-type="float">
            <text:p>117.9751624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18.8680578" calcext:value-type="float">
            <text:p>118.8680578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19.7716813" calcext:value-type="float">
            <text:p>119.7716813</text:p>
          </table:table-cell>
          <table:table-cell table:number-columns-repeated="1021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20.6807536" calcext:value-type="float">
            <text:p>120.6807536</text:p>
          </table:table-cell>
          <table:table-cell table:number-columns-repeated="1021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21.5979013" calcext:value-type="float">
            <text:p>121.5979013</text:p>
          </table:table-cell>
          <table:table-cell table:number-columns-repeated="1021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22.5231235" calcext:value-type="float">
            <text:p>122.5231235</text:p>
          </table:table-cell>
          <table:table-cell table:number-columns-repeated="1021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23.4591584" calcext:value-type="float">
            <text:p>123.4591584</text:p>
          </table:table-cell>
          <table:table-cell table:number-columns-repeated="102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4.4005501" calcext:value-type="float">
            <text:p>124.4005501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25.3500136" calcext:value-type="float">
            <text:p>125.3500136</text:p>
          </table:table-cell>
          <table:table-cell table:number-columns-repeated="1021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26.3075478" calcext:value-type="float">
            <text:p>126.3075478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27.2759795" calcext:value-type="float">
            <text:p>127.2759795</text:p>
          </table:table-cell>
          <table:table-cell table:number-columns-repeated="1021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28.249676" calcext:value-type="float">
            <text:p>128.2496760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29.2314404" calcext:value-type="float">
            <text:p>129.2314404</text:p>
          </table:table-cell>
          <table:table-cell table:number-columns-repeated="1021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30.2212721" calcext:value-type="float">
            <text:p>130.2212721</text:p>
          </table:table-cell>
          <table:table-cell table:number-columns-repeated="102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31.2220858" calcext:value-type="float">
            <text:p>131.2220858</text:p>
          </table:table-cell>
          <table:table-cell table:number-columns-repeated="1021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32.2280723" calcext:value-type="float">
            <text:p>132.2280723</text:p>
          </table:table-cell>
          <table:table-cell table:number-columns-repeated="1021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33.2421231" calcext:value-type="float">
            <text:p>133.2421231</text:p>
          </table:table-cell>
          <table:table-cell table:number-columns-repeated="102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34.2642374" calcext:value-type="float">
            <text:p>134.2642374</text:p>
          </table:table-cell>
          <table:table-cell table:number-columns-repeated="1021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35.2974185" calcext:value-type="float">
            <text:p>135.2974185</text:p>
          </table:table-cell>
          <table:table-cell table:number-columns-repeated="102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36.3356802" calcext:value-type="float">
            <text:p>136.3356802</text:p>
          </table:table-cell>
          <table:table-cell table:number-columns-repeated="1021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37.3820028" calcext:value-type="float">
            <text:p>137.3820028</text:p>
          </table:table-cell>
          <table:table-cell table:number-columns-repeated="1021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38.4363851" calcext:value-type="float">
            <text:p>138.4363851</text:p>
          </table:table-cell>
          <table:table-cell table:number-columns-repeated="102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39.5019187" calcext:value-type="float">
            <text:p>139.5019187</text:p>
          </table:table-cell>
          <table:table-cell table:number-columns-repeated="1021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40.5724411" calcext:value-type="float">
            <text:p>140.5724411</text:p>
          </table:table-cell>
          <table:table-cell table:number-columns-repeated="1021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41.6510206" calcext:value-type="float">
            <text:p>141.6510206</text:p>
          </table:table-cell>
          <table:table-cell table:number-columns-repeated="1021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42.7376563" calcext:value-type="float">
            <text:p>142.7376563</text:p>
          </table:table-cell>
          <table:table-cell table:number-columns-repeated="1021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43.8355277" calcext:value-type="float">
            <text:p>143.8355277</text:p>
          </table:table-cell>
          <table:table-cell table:number-columns-repeated="102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44.9382961" calcext:value-type="float">
            <text:p>144.9382961</text:p>
          </table:table-cell>
          <table:table-cell table:number-columns-repeated="1021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46.0491179" calcext:value-type="float">
            <text:p>146.0491179</text:p>
          </table:table-cell>
          <table:table-cell table:number-columns-repeated="1021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47.1679922" calcext:value-type="float">
            <text:p>147.1679922</text:p>
          </table:table-cell>
          <table:table-cell table:number-columns-repeated="1021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48.2981868" calcext:value-type="float">
            <text:p>148.2981868</text:p>
          </table:table-cell>
          <table:table-cell table:number-columns-repeated="1021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49.4331865" calcext:value-type="float">
            <text:p>149.4331865</text:p>
          </table:table-cell>
          <table:table-cell table:number-columns-repeated="102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50.5762359" calcext:value-type="float">
            <text:p>150.5762359</text:p>
          </table:table-cell>
          <table:table-cell table:number-columns-repeated="1021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1.7273341" calcext:value-type="float">
            <text:p>151.7273341</text:p>
          </table:table-cell>
          <table:table-cell table:number-columns-repeated="1021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52.889837" calcext:value-type="float">
            <text:p>152.8898370</text:p>
          </table:table-cell>
          <table:table-cell table:number-columns-repeated="1021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54.0570533" calcext:value-type="float">
            <text:p>154.0570533</text:p>
          </table:table-cell>
          <table:table-cell table:number-columns-repeated="1021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55.2323156" calcext:value-type="float">
            <text:p>155.2323156</text:p>
          </table:table-cell>
          <table:table-cell table:number-columns-repeated="102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6.4156231" calcext:value-type="float">
            <text:p>156.4156231</text:p>
          </table:table-cell>
          <table:table-cell table:number-columns-repeated="1021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57.6104197" calcext:value-type="float">
            <text:p>157.6104197</text:p>
          </table:table-cell>
          <table:table-cell table:number-columns-repeated="1021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58.8098379" calcext:value-type="float">
            <text:p>158.8098379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60.0172984" calcext:value-type="float">
            <text:p>160.0172984</text:p>
          </table:table-cell>
          <table:table-cell table:number-columns-repeated="1021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61.2328005" calcext:value-type="float">
            <text:p>161.2328005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62.459876" calcext:value-type="float">
            <text:p>162.4598760</text:p>
          </table:table-cell>
          <table:table-cell table:number-columns-repeated="1021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63.6914814" calcext:value-type="float">
            <text:p>163.6914814</text:p>
          </table:table-cell>
          <table:table-cell table:number-columns-repeated="1021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64.9311255" calcext:value-type="float">
            <text:p>164.9311255</text:p>
          </table:table-cell>
          <table:table-cell table:number-columns-repeated="1021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66.1788074" calcext:value-type="float">
            <text:p>166.1788074</text:p>
          </table:table-cell>
          <table:table-cell table:number-columns-repeated="1021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67.4381472" calcext:value-type="float">
            <text:p>167.4381472</text:p>
          </table:table-cell>
          <table:table-cell table:number-columns-repeated="102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8.7019251" calcext:value-type="float">
            <text:p>168.7019251</text:p>
          </table:table-cell>
          <table:table-cell table:number-columns-repeated="1021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69.9737381" calcext:value-type="float">
            <text:p>169.9737381</text:p>
          </table:table-cell>
          <table:table-cell table:number-columns-repeated="1021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71.2535852" calcext:value-type="float">
            <text:p>171.2535852</text:p>
          </table:table-cell>
          <table:table-cell table:number-columns-repeated="1021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72.5451744" calcext:value-type="float">
            <text:p>172.5451744</text:p>
          </table:table-cell>
          <table:table-cell table:number-columns-repeated="1021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73.8411102" calcext:value-type="float">
            <text:p>173.8411102</text:p>
          </table:table-cell>
          <table:table-cell table:number-columns-repeated="102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75.1450773" calcext:value-type="float">
            <text:p>175.1450773</text:p>
          </table:table-cell>
          <table:table-cell table:number-columns-repeated="1021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76.4570749" calcext:value-type="float">
            <text:p>176.4570749</text:p>
          </table:table-cell>
          <table:table-cell table:number-columns-repeated="1021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77.7808989" calcext:value-type="float">
            <text:p>177.7808989</text:p>
          </table:table-cell>
          <table:table-cell table:number-columns-repeated="1021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79.1089778" calcext:value-type="float">
            <text:p>179.1089778</text:p>
          </table:table-cell>
          <table:table-cell table:number-columns-repeated="1021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80.4450844" calcext:value-type="float">
            <text:p>180.4450844</text:p>
          </table:table-cell>
          <table:table-cell table:number-columns-repeated="102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81.7892178" calcext:value-type="float">
            <text:p>181.7892178</text:p>
          </table:table-cell>
          <table:table-cell table:number-columns-repeated="1021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83.1452619" calcext:value-type="float">
            <text:p>183.1452619</text:p>
          </table:table-cell>
          <table:table-cell table:number-columns-repeated="1021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84.5054693" calcext:value-type="float">
            <text:p>184.5054693</text:p>
          </table:table-cell>
          <table:table-cell table:number-columns-repeated="1021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85.8737007" calcext:value-type="float">
            <text:p>185.8737007</text:p>
          </table:table-cell>
          <table:table-cell table:number-columns-repeated="1021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87.2499552" calcext:value-type="float">
            <text:p>187.2499552</text:p>
          </table:table-cell>
          <table:table-cell table:number-columns-repeated="102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88.6382045" calcext:value-type="float">
            <text:p>188.6382045</text:p>
          </table:table-cell>
          <table:table-cell table:number-columns-repeated="1021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90.0305257" calcext:value-type="float">
            <text:p>190.0305257</text:p>
          </table:table-cell>
          <table:table-cell table:number-columns-repeated="1021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91.4308672" calcext:value-type="float">
            <text:p>191.4308672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92.8392282" calcext:value-type="float">
            <text:p>192.8392282</text:p>
          </table:table-cell>
          <table:table-cell table:number-columns-repeated="1021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94.2596681" calcext:value-type="float">
            <text:p>194.2596681</text:p>
          </table:table-cell>
          <table:table-cell table:number-columns-repeated="102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95.6840883" calcext:value-type="float">
            <text:p>195.6840883</text:p>
          </table:table-cell>
          <table:table-cell table:number-columns-repeated="1021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97.1165253" calcext:value-type="float">
            <text:p>197.1165253</text:p>
          </table:table-cell>
          <table:table-cell table:number-columns-repeated="1021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98.556978" calcext:value-type="float">
            <text:p>198.5569780</text:p>
          </table:table-cell>
          <table:table-cell table:number-columns-repeated="1021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00.0095938" calcext:value-type="float">
            <text:p>200.0095938</text:p>
          </table:table-cell>
          <table:table-cell table:number-columns-repeated="102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1.4660984" calcext:value-type="float">
            <text:p>201.4660984</text:p>
          </table:table-cell>
          <table:table-cell table:number-columns-repeated="102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2.930616" calcext:value-type="float">
            <text:p>202.9306160</text:p>
          </table:table-cell>
          <table:table-cell table:number-columns-repeated="1021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04.4031458" calcext:value-type="float">
            <text:p>204.4031458</text:p>
          </table:table-cell>
          <table:table-cell table:number-columns-repeated="1021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05.8879227" calcext:value-type="float">
            <text:p>205.8879227</text:p>
          </table:table-cell>
          <table:table-cell table:number-columns-repeated="1021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07.3764971" calcext:value-type="float">
            <text:p>207.3764971</text:p>
          </table:table-cell>
          <table:table-cell table:number-columns-repeated="1021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08.8730808" calcext:value-type="float">
            <text:p>208.8730808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10.3776729" calcext:value-type="float">
            <text:p>210.3776729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10.3776729" calcext:value-type="float">
            <text:p>210.3776729</text:p>
          </table:table-cell>
          <table:table-cell table:number-columns-repeated="1021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1.2791621" calcext:value-type="float">
            <text:p>401.2791621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71.4455311" calcext:value-type="float">
            <text:p>671.4455311</text:p>
          </table:table-cell>
          <table:table-cell table:number-columns-repeated="102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19.9690355" calcext:value-type="float">
            <text:p>1019.9690355</text:p>
          </table:table-cell>
          <table:table-cell table:number-columns-repeated="1021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45.9117095" calcext:value-type="float">
            <text:p>1445.9117095</text:p>
          </table:table-cell>
          <table:table-cell table:number-columns-repeated="1021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48.3636752" calcext:value-type="float">
            <text:p>1948.3636752</text:p>
          </table:table-cell>
          <table:table-cell table:number-columns-repeated="102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526.4064116" calcext:value-type="float">
            <text:p>2526.4064116</text:p>
          </table:table-cell>
          <table:table-cell table:number-columns-repeated="1021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79.1404519" calcext:value-type="float">
            <text:p>3179.1404519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05.6111742" calcext:value-type="float">
            <text:p>3905.6111742</text:p>
          </table:table-cell>
          <table:table-cell table:number-columns-repeated="1021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04.9170789" calcext:value-type="float">
            <text:p>4704.9170789</text:p>
          </table:table-cell>
          <table:table-cell table:number-columns-repeated="102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576.1396449" calcext:value-type="float">
            <text:p>5576.1396449</text:p>
          </table:table-cell>
          <table:table-cell table:number-columns-repeated="1021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518.3872813" calcext:value-type="float">
            <text:p>6518.3872813</text:p>
          </table:table-cell>
          <table:table-cell table:number-columns-repeated="1021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530.6895141" calcext:value-type="float">
            <text:p>7530.6895141</text:p>
          </table:table-cell>
          <table:table-cell table:number-columns-repeated="1021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612.1528201" calcext:value-type="float">
            <text:p>8612.1528201</text:p>
          </table:table-cell>
          <table:table-cell table:number-columns-repeated="1021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761.8586782" calcext:value-type="float">
            <text:p>9761.8586782</text:p>
          </table:table-cell>
          <table:table-cell table:number-columns-repeated="1021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978.9229707" calcext:value-type="float">
            <text:p>10978.9229707</text:p>
          </table:table-cell>
          <table:table-cell table:number-columns-repeated="1021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262.3601765" calcext:value-type="float">
            <text:p>12262.3601765</text:p>
          </table:table-cell>
          <table:table-cell table:number-columns-repeated="1021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3611.2843462" calcext:value-type="float">
            <text:p>13611.2843462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024.7769587" calcext:value-type="float">
            <text:p>15024.7769587</text:p>
          </table:table-cell>
          <table:table-cell table:number-columns-repeated="1021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501.9609673" calcext:value-type="float">
            <text:p>16501.9609673</text:p>
          </table:table-cell>
          <table:table-cell table:number-columns-repeated="1021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8041.8366084" calcext:value-type="float">
            <text:p>18041.8366084</text:p>
          </table:table-cell>
          <table:table-cell table:number-columns-repeated="1021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643.5251042" calcext:value-type="float">
            <text:p>19643.5251042</text:p>
          </table:table-cell>
          <table:table-cell table:number-columns-repeated="1021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19659.8402661" calcext:value-type="float">
            <text:p>19659.8402661</text:p>
          </table:table-cell>
          <table:table-cell table:number-columns-repeated="1021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19676.1615082" calcext:value-type="float">
            <text:p>19676.1615082</text:p>
          </table:table-cell>
          <table:table-cell table:number-columns-repeated="1021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19692.4888296" calcext:value-type="float">
            <text:p>19692.4888296</text:p>
          </table:table-cell>
          <table:table-cell table:number-columns-repeated="1021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9708.8222294" calcext:value-type="float">
            <text:p>19708.8222294</text:p>
          </table:table-cell>
          <table:table-cell table:number-columns-repeated="1021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9725.206652" calcext:value-type="float">
            <text:p>19725.2066520</text:p>
          </table:table-cell>
          <table:table-cell table:number-columns-repeated="1021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19741.5522237" calcext:value-type="float">
            <text:p>19741.5522237</text:p>
          </table:table-cell>
          <table:table-cell table:number-columns-repeated="1021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19757.903871" calcext:value-type="float">
            <text:p>19757.9038710</text:p>
          </table:table-cell>
          <table:table-cell table:number-columns-repeated="1021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9774.2615931" calcext:value-type="float">
            <text:p>19774.2615931</text:p>
          </table:table-cell>
          <table:table-cell table:number-columns-repeated="1021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19790.6704007" calcext:value-type="float">
            <text:p>19790.6704007</text:p>
          </table:table-cell>
          <table:table-cell table:number-columns-repeated="1021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9807.0402873" calcext:value-type="float">
            <text:p>19807.0402873</text:p>
          </table:table-cell>
          <table:table-cell table:number-columns-repeated="1021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19823.4162458" calcext:value-type="float">
            <text:p>19823.4162458</text:p>
          </table:table-cell>
          <table:table-cell table:number-columns-repeated="1021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9839.7982755" calcext:value-type="float">
            <text:p>19839.7982755</text:p>
          </table:table-cell>
          <table:table-cell table:number-columns-repeated="1021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9856.2314534" calcext:value-type="float">
            <text:p>19856.2314534</text:p>
          </table:table-cell>
          <table:table-cell table:number-columns-repeated="1021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19872.6256402" calcext:value-type="float">
            <text:p>19872.6256402</text:p>
          </table:table-cell>
          <table:table-cell table:number-columns-repeated="1021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9889.0258953" calcext:value-type="float">
            <text:p>19889.0258953</text:p>
          </table:table-cell>
          <table:table-cell table:number-columns-repeated="1021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9905.4322178" calcext:value-type="float">
            <text:p>19905.4322178</text:p>
          </table:table-cell>
          <table:table-cell table:number-columns-repeated="1021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19921.8897513" calcext:value-type="float">
            <text:p>19921.8897513</text:p>
          </table:table-cell>
          <table:table-cell table:number-columns-repeated="1021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9938.3082236" calcext:value-type="float">
            <text:p>19938.3082236</text:p>
          </table:table-cell>
          <table:table-cell table:number-columns-repeated="1021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19954.7327605" calcext:value-type="float">
            <text:p>19954.7327605</text:p>
          </table:table-cell>
          <table:table-cell table:number-columns-repeated="1021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9971.1633612" calcext:value-type="float">
            <text:p>19971.1633612</text:p>
          </table:table-cell>
          <table:table-cell table:number-columns-repeated="1021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19987.6452356" calcext:value-type="float">
            <text:p>19987.6452356</text:p>
          </table:table-cell>
          <table:table-cell table:number-columns-repeated="1021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20004.0879787" calcext:value-type="float">
            <text:p>20004.0879787</text:p>
          </table:table-cell>
          <table:table-cell table:number-columns-repeated="1021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20020.5367829" calcext:value-type="float">
            <text:p>20020.5367829</text:p>
          </table:table-cell>
          <table:table-cell table:number-columns-repeated="1021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20036.991647" calcext:value-type="float">
            <text:p>20036.9916470</text:p>
          </table:table-cell>
          <table:table-cell table:number-columns-repeated="1021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20053.4978476" calcext:value-type="float">
            <text:p>20053.4978476</text:p>
          </table:table-cell>
          <table:table-cell table:number-columns-repeated="1021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20069.9648468" calcext:value-type="float">
            <text:p>20069.9648468</text:p>
          </table:table-cell>
          <table:table-cell table:number-columns-repeated="1021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0086.4379034" calcext:value-type="float">
            <text:p>20086.4379034</text:p>
          </table:table-cell>
          <table:table-cell table:number-columns-repeated="1021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20102.9170164" calcext:value-type="float">
            <text:p>20102.9170164</text:p>
          </table:table-cell>
          <table:table-cell table:number-columns-repeated="1021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20119.4475283" calcext:value-type="float">
            <text:p>20119.4475283</text:p>
          </table:table-cell>
          <table:table-cell table:number-columns-repeated="1021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0135.9387691" calcext:value-type="float">
            <text:p>20135.9387691</text:p>
          </table:table-cell>
          <table:table-cell table:number-columns-repeated="1021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20152.4360634" calcext:value-type="float">
            <text:p>20152.4360634</text:p>
          </table:table-cell>
          <table:table-cell table:number-columns-repeated="1021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20168.9394105" calcext:value-type="float">
            <text:p>20168.9394105</text:p>
          </table:table-cell>
          <table:table-cell table:number-columns-repeated="1021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20185.4942192" calcext:value-type="float">
            <text:p>20185.4942192</text:p>
          </table:table-cell>
          <table:table-cell table:number-columns-repeated="1021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20202.0096867" calcext:value-type="float">
            <text:p>20202.0096867</text:p>
          </table:table-cell>
          <table:table-cell table:number-columns-repeated="1021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20218.5312041" calcext:value-type="float">
            <text:p>20218.5312041</text:p>
          </table:table-cell>
          <table:table-cell table:number-columns-repeated="1021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20235.0587707" calcext:value-type="float">
            <text:p>20235.0587707</text:p>
          </table:table-cell>
          <table:table-cell table:number-columns-repeated="1021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20251.6378612" calcext:value-type="float">
            <text:p>20251.6378612</text:p>
          </table:table-cell>
          <table:table-cell table:number-columns-repeated="1021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0268.1775408" calcext:value-type="float">
            <text:p>20268.1775408</text:p>
          </table:table-cell>
          <table:table-cell table:number-columns-repeated="1021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20284.7232667" calcext:value-type="float">
            <text:p>20284.7232667</text:p>
          </table:table-cell>
          <table:table-cell table:number-columns-repeated="1021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0301.275038" calcext:value-type="float">
            <text:p>20301.2750380</text:p>
          </table:table-cell>
          <table:table-cell table:number-columns-repeated="1021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20317.4063662" calcext:value-type="float">
            <text:p>20317.4063662</text:p>
          </table:table-cell>
          <table:table-cell table:number-columns-repeated="1021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20333.5439255" calcext:value-type="float">
            <text:p>20333.5439255</text:p>
          </table:table-cell>
          <table:table-cell table:number-columns-repeated="1021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20349.6878846" calcext:value-type="float">
            <text:p>20349.6878846</text:p>
          </table:table-cell>
          <table:table-cell table:number-columns-repeated="1021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20365.8382433" calcext:value-type="float">
            <text:p>20365.8382433</text:p>
          </table:table-cell>
          <table:table-cell table:number-columns-repeated="1021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20381.9951714" calcext:value-type="float">
            <text:p>20381.9951714</text:p>
          </table:table-cell>
          <table:table-cell table:number-columns-repeated="1021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20398.1583308" calcext:value-type="float">
            <text:p>20398.1583308</text:p>
          </table:table-cell>
          <table:table-cell table:number-columns-repeated="1021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20414.3278898" calcext:value-type="float">
            <text:p>20414.3278898</text:p>
          </table:table-cell>
          <table:table-cell table:number-columns-repeated="1021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20430.5038486" calcext:value-type="float">
            <text:p>20430.5038486</text:p>
          </table:table-cell>
          <table:table-cell table:number-columns-repeated="1021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20446.6863767" calcext:value-type="float">
            <text:p>20446.6863767</text:p>
          </table:table-cell>
          <table:table-cell table:number-columns-repeated="1021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0462.875136" calcext:value-type="float">
            <text:p>20462.8751360</text:p>
          </table:table-cell>
          <table:table-cell table:number-columns-repeated="1021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0479.0702951" calcext:value-type="float">
            <text:p>20479.0702951</text:p>
          </table:table-cell>
          <table:table-cell table:number-columns-repeated="1021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20495.271854" calcext:value-type="float">
            <text:p>20495.2718540</text:p>
          </table:table-cell>
          <table:table-cell table:number-columns-repeated="1021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20511.4799819" calcext:value-type="float">
            <text:p>20511.4799819</text:p>
          </table:table-cell>
          <table:table-cell table:number-columns-repeated="1021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20527.6943413" calcext:value-type="float">
            <text:p>20527.6943413</text:p>
          </table:table-cell>
          <table:table-cell table:number-columns-repeated="1021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20543.9151004" calcext:value-type="float">
            <text:p>20543.9151004</text:p>
          </table:table-cell>
          <table:table-cell table:number-columns-repeated="1021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20560.1422593" calcext:value-type="float">
            <text:p>20560.1422593</text:p>
          </table:table-cell>
          <table:table-cell table:number-columns-repeated="1021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20576.3759871" calcext:value-type="float">
            <text:p>20576.3759871</text:p>
          </table:table-cell>
          <table:table-cell table:number-columns-repeated="1021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20592.6159465" calcext:value-type="float">
            <text:p>20592.6159465</text:p>
          </table:table-cell>
          <table:table-cell table:number-columns-repeated="1021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20608.8623057" calcext:value-type="float">
            <text:p>20608.8623057</text:p>
          </table:table-cell>
          <table:table-cell table:number-columns-repeated="1021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0625.1150646" calcext:value-type="float">
            <text:p>20625.1150646</text:p>
          </table:table-cell>
          <table:table-cell table:number-columns-repeated="1021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20641.3743923" calcext:value-type="float">
            <text:p>20641.3743923</text:p>
          </table:table-cell>
          <table:table-cell table:number-columns-repeated="1021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20657.6399518" calcext:value-type="float">
            <text:p>20657.6399518</text:p>
          </table:table-cell>
          <table:table-cell table:number-columns-repeated="1021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20673.911911" calcext:value-type="float">
            <text:p>20673.9119110</text:p>
          </table:table-cell>
          <table:table-cell table:number-columns-repeated="1021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20690.1902699" calcext:value-type="float">
            <text:p>20690.1902699</text:p>
          </table:table-cell>
          <table:table-cell table:number-columns-repeated="1021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20706.4751975" calcext:value-type="float">
            <text:p>20706.4751975</text:p>
          </table:table-cell>
          <table:table-cell table:number-columns-repeated="1021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20722.766357" calcext:value-type="float">
            <text:p>20722.7663570</text:p>
          </table:table-cell>
          <table:table-cell table:number-columns-repeated="1021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20739.0639162" calcext:value-type="float">
            <text:p>20739.0639162</text:p>
          </table:table-cell>
          <table:table-cell table:number-columns-repeated="1021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20755.3678752" calcext:value-type="float">
            <text:p>20755.3678752</text:p>
          </table:table-cell>
          <table:table-cell table:number-columns-repeated="1021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20771.6784027" calcext:value-type="float">
            <text:p>20771.6784027</text:p>
          </table:table-cell>
          <table:table-cell table:number-columns-repeated="1021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20787.9951622" calcext:value-type="float">
            <text:p>20787.9951622</text:p>
          </table:table-cell>
          <table:table-cell table:number-columns-repeated="1021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20804.3183215" calcext:value-type="float">
            <text:p>20804.3183215</text:p>
          </table:table-cell>
          <table:table-cell table:number-columns-repeated="1021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20820.6478805" calcext:value-type="float">
            <text:p>20820.6478805</text:p>
          </table:table-cell>
          <table:table-cell table:number-columns-repeated="1021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20836.9840079" calcext:value-type="float">
            <text:p>20836.9840079</text:p>
          </table:table-cell>
          <table:table-cell table:number-columns-repeated="1021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20853.3263675" calcext:value-type="float">
            <text:p>20853.3263675</text:p>
          </table:table-cell>
          <table:table-cell table:number-columns-repeated="1021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20869.6751268" calcext:value-type="float">
            <text:p>20869.6751268</text:p>
          </table:table-cell>
          <table:table-cell table:number-columns-repeated="1021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20886.0302858" calcext:value-type="float">
            <text:p>20886.0302858</text:p>
          </table:table-cell>
          <table:table-cell table:number-columns-repeated="1021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20902.3920131" calcext:value-type="float">
            <text:p>20902.3920131</text:p>
          </table:table-cell>
          <table:table-cell table:number-columns-repeated="1021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20918.7599727" calcext:value-type="float">
            <text:p>20918.7599727</text:p>
          </table:table-cell>
          <table:table-cell table:number-columns-repeated="1021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20935.134332" calcext:value-type="float">
            <text:p>20935.1343320</text:p>
          </table:table-cell>
          <table:table-cell table:number-columns-repeated="1021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0951.5150911" calcext:value-type="float">
            <text:p>20951.5150911</text:p>
          </table:table-cell>
          <table:table-cell table:number-columns-repeated="1021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20967.9024182" calcext:value-type="float">
            <text:p>20967.9024182</text:p>
          </table:table-cell>
          <table:table-cell table:number-columns-repeated="1021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20984.2959779" calcext:value-type="float">
            <text:p>20984.2959779</text:p>
          </table:table-cell>
          <table:table-cell table:number-columns-repeated="1021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21000.6959373" calcext:value-type="float">
            <text:p>21000.6959373</text:p>
          </table:table-cell>
          <table:table-cell table:number-columns-repeated="1021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21017.1022964" calcext:value-type="float">
            <text:p>21017.1022964</text:p>
          </table:table-cell>
          <table:table-cell table:number-columns-repeated="1021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21033.5152234" calcext:value-type="float">
            <text:p>21033.5152234</text:p>
          </table:table-cell>
          <table:table-cell table:number-columns-repeated="1021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21049.9343831" calcext:value-type="float">
            <text:p>21049.9343831</text:p>
          </table:table-cell>
          <table:table-cell table:number-columns-repeated="1021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21066.3599425" calcext:value-type="float">
            <text:p>21066.3599425</text:p>
          </table:table-cell>
          <table:table-cell table:number-columns-repeated="1021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1082.7919017" calcext:value-type="float">
            <text:p>21082.7919017</text:p>
          </table:table-cell>
          <table:table-cell table:number-columns-repeated="1021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21099.2304286" calcext:value-type="float">
            <text:p>21099.2304286</text:p>
          </table:table-cell>
          <table:table-cell table:number-columns-repeated="1021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1115.6751883" calcext:value-type="float">
            <text:p>21115.6751883</text:p>
          </table:table-cell>
          <table:table-cell table:number-columns-repeated="1021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21132.1263478" calcext:value-type="float">
            <text:p>21132.1263478</text:p>
          </table:table-cell>
          <table:table-cell table:number-columns-repeated="1021"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21148.583907" calcext:value-type="float">
            <text:p>21148.5839070</text:p>
          </table:table-cell>
          <table:table-cell table:number-columns-repeated="1021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21165.0480338" calcext:value-type="float">
            <text:p>21165.0480338</text:p>
          </table:table-cell>
          <table:table-cell table:number-columns-repeated="1021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21181.5183935" calcext:value-type="float">
            <text:p>21181.5183935</text:p>
          </table:table-cell>
          <table:table-cell table:number-columns-repeated="1021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21197.995153" calcext:value-type="float">
            <text:p>21197.9951530</text:p>
          </table:table-cell>
          <table:table-cell table:number-columns-repeated="1021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21214.4783122" calcext:value-type="float">
            <text:p>21214.4783122</text:p>
          </table:table-cell>
          <table:table-cell table:number-columns-repeated="1021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21230.9680389" calcext:value-type="float">
            <text:p>21230.9680389</text:p>
          </table:table-cell>
          <table:table-cell table:number-columns-repeated="1021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21247.4639987" calcext:value-type="float">
            <text:p>21247.4639987</text:p>
          </table:table-cell>
          <table:table-cell table:number-columns-repeated="1021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21263.9663582" calcext:value-type="float">
            <text:p>21263.9663582</text:p>
          </table:table-cell>
          <table:table-cell table:number-columns-repeated="1021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1280.4751175" calcext:value-type="float">
            <text:p>21280.4751175</text:p>
          </table:table-cell>
          <table:table-cell table:number-columns-repeated="1021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2963.6752478" calcext:value-type="float">
            <text:p>22963.6752478</text:p>
          </table:table-cell>
          <table:table-cell table:number-columns-repeated="1021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4710.8752113" calcext:value-type="float">
            <text:p>24710.8752113</text:p>
          </table:table-cell>
          <table:table-cell table:number-columns-repeated="1021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6522.0751747" calcext:value-type="float">
            <text:p>26522.0751747</text:p>
          </table:table-cell>
          <table:table-cell table:number-columns-repeated="1021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8397.2751378" calcext:value-type="float">
            <text:p>28397.2751378</text:p>
          </table:table-cell>
          <table:table-cell table:number-columns-repeated="1021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0336.4752677" calcext:value-type="float">
            <text:p>30336.4752677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339.6752313" calcext:value-type="float">
            <text:p>32339.6752313</text:p>
          </table:table-cell>
          <table:table-cell table:number-columns-repeated="1021"/>
        </table:table-row>
        <table:table-row table:style-name="ro1" table:number-rows-repeated="10482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-00-0000</text:date>, <text:time style:data-style-name="N2" text:time-value="14:21:40.27157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9:09:23.684213410</meta:creation-date>
    <dc:date>2020-02-26T14:21:50.428225716</dc:date>
    <meta:editing-duration>PT3H37M20S</meta:editing-duration>
    <meta:editing-cycles>108</meta:editing-cycles>
    <meta:generator>LibreOffice/6.2.6.2$Linux_X86_64 LibreOffice_project/684e730861356e74889dfe6dbddd3562aae2e6ad</meta:generator>
    <meta:document-statistic meta:table-count="1" meta:cell-count="6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60" chart:maximum="100" chart:origin="0" chart:interval-major="1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15cm" svg:height="11.715cm" xlink:href=".." xlink:type="simple" chart:class="chart:scatter" chart:style-name="ch1">
        <chart:plot-area chart:style-name="ch2" table:cell-range-address="'Check Graph'.B1:'Check Graph'.B202" chart:data-source-has-labels="row" svg:x="0.45cm" svg:y="0.234cm" svg:width="21.615cm" svg:height="11.247cm">
          <chartooo:coordinate-region svg:x="1.071cm" svg:y="0.433cm" svg:width="20.528cm" svg:height="10.40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Check Graph'.B2:'Check Graph'.B202" chart:label-cell-address="'Check Graph'.B1:'Check Graph'.B1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T</text:p>
                <draw:g>
                  <svg:desc>'Check Graph'.B1:'Check Graph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8285221">
                <text:p>63.8285221</text:p>
                <draw:g>
                  <svg:desc>'Check Graph'.B2:'Check Graph'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3611547">
                <text:p>69.361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.4537608">
                <text:p>69.453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5468255">
                <text:p>69.5468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6252419">
                <text:p>69.6252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7053545">
                <text:p>69.7053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7939231">
                <text:p>69.793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8902605">
                <text:p>69.8902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9947649">
                <text:p>69.9947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1074356">
                <text:p>70.1074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228784">
                <text:p>70.22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.3578078">
                <text:p>70.3578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.4949952">
                <text:p>70.4949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.6403451">
                <text:p>70.640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.7944584">
                <text:p>70.794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9561542">
                <text:p>70.9561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.1260098">
                <text:p>71.1260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.3040243">
                <text:p>71.3040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.4908878">
                <text:p>71.49088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6852408">
                <text:p>71.6852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8877499">
                <text:p>71.8877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.0984143">
                <text:p>72.0984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3180132">
                <text:p>72.3180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.5450087">
                <text:p>72.5450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7801567">
                <text:p>72.7801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0234562">
                <text:p>73.0234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.275776">
                <text:p>73.275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5353993">
                <text:p>73.5353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8031715">
                <text:p>73.8031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.0790915">
                <text:p>74.0790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.3641172">
                <text:p>74.3641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6563537">
                <text:p>74.6563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.9567353">
                <text:p>74.9567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2652612">
                <text:p>75.2652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5829782">
                <text:p>75.5829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9078132">
                <text:p>75.9078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2407896">
                <text:p>76.2407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5819065">
                <text:p>76.5819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9323001">
                <text:p>76.9323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2897188">
                <text:p>77.2897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6552753">
                <text:p>77.6552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0289687">
                <text:p>78.0289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4120242">
                <text:p>78.4120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802012">
                <text:p>78.802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2001339">
                <text:p>79.2001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.606389">
                <text:p>79.606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.0220916">
                <text:p>80.0220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.4446338">
                <text:p>80.4446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.8753064">
                <text:p>80.8753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.3141086">
                <text:p>81.3141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.7624436">
                <text:p>81.7624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.2175254">
                <text:p>82.2175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.6807341">
                <text:p>82.68073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.1520686">
                <text:p>83.1520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6330213">
                <text:p>83.6330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1206282">
                <text:p>84.1206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6163582">
                <text:p>84.6163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1202104">
                <text:p>85.1202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.633766">
                <text:p>85.633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1538832">
                <text:p>86.1538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6821199">
                <text:p>86.6821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2184751">
                <text:p>87.2184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.7646189">
                <text:p>87.76461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3172318">
                <text:p>88.3172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8779604">
                <text:p>88.8779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4468039">
                <text:p>89.4468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0255212">
                <text:p>90.0255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.6106151">
                <text:p>90.6106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.203821">
                <text:p>91.203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.8051381">
                <text:p>91.8051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.4164142">
                <text:p>92.4164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.0339742">
                <text:p>93.0339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.6596428">
                <text:p>93.6596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.2934188">
                <text:p>94.2934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.9372389">
                <text:p>94.9372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.5872506">
                <text:p>95.58725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245367">
                <text:p>96.245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9115873">
                <text:p>96.91158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5879367">
                <text:p>97.5879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2703852">
                <text:p>98.2703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609349">
                <text:p>98.9609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6595847">
                <text:p>99.6595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3663338">
                <text:p>100.3663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0811812">
                <text:p>101.0811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.8041261">
                <text:p>101.80412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.5351675">
                <text:p>102.5351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.2765126">
                <text:p>103.27651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.0237676">
                <text:p>104.02376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.7791163">
                <text:p>104.77911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.5425579">
                <text:p>105.5425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.3163881">
                <text:p>106.3163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.0960359">
                <text:p>107.09603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.8837738">
                <text:p>107.8837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.6796009">
                <text:p>108.6796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.4859015">
                <text:p>109.485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2979275">
                <text:p>110.2979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.1180399">
                <text:p>111.1180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1.9462377">
                <text:p>111.9462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.784994">
                <text:p>112.784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6293835">
                <text:p>113.62938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4.4818556">
                <text:p>114.4818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.3424097">
                <text:p>115.342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.2136069">
                <text:p>116.2136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7.0903451">
                <text:p>117.0903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7.9751624">
                <text:p>117.9751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.8680578">
                <text:p>118.86805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.7716813">
                <text:p>119.77168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.6807536">
                <text:p>120.6807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1.5979013">
                <text:p>121.5979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2.5231235">
                <text:p>122.5231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4591584">
                <text:p>123.4591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4.4005501">
                <text:p>124.40055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.3500136">
                <text:p>125.3500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6.3075478">
                <text:p>126.3075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.2759795">
                <text:p>127.2759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.249676">
                <text:p>128.249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9.2314404">
                <text:p>129.23144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0.2212721">
                <text:p>130.22127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.2220858">
                <text:p>131.22208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.2280723">
                <text:p>132.2280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2421231">
                <text:p>133.2421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4.2642374">
                <text:p>134.26423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5.2974185">
                <text:p>135.2974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6.3356802">
                <text:p>136.3356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.3820028">
                <text:p>137.3820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4363851">
                <text:p>138.43638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.5019187">
                <text:p>139.5019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.5724411">
                <text:p>140.57244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.6510206">
                <text:p>141.65102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.7376563">
                <text:p>142.7376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.8355277">
                <text:p>143.8355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.9382961">
                <text:p>144.93829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.0491179">
                <text:p>146.0491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.1679922">
                <text:p>147.167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.2981868">
                <text:p>148.29818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4331865">
                <text:p>149.4331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.5762359">
                <text:p>150.5762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1.7273341">
                <text:p>151.7273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.889837">
                <text:p>152.8898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.0570533">
                <text:p>154.05705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.2323156">
                <text:p>155.23231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6.4156231">
                <text:p>156.4156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.6104197">
                <text:p>157.6104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8.8098379">
                <text:p>158.8098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0.0172984">
                <text:p>160.01729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1.2328005">
                <text:p>161.2328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2.459876">
                <text:p>162.459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3.6914814">
                <text:p>163.6914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.9311255">
                <text:p>164.9311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.1788074">
                <text:p>166.1788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7.4381472">
                <text:p>167.43814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8.7019251">
                <text:p>168.70192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.9737381">
                <text:p>169.97373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2535852">
                <text:p>171.2535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5451744">
                <text:p>172.54517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8411102">
                <text:p>173.8411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1450773">
                <text:p>175.14507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4570749">
                <text:p>176.45707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7808989">
                <text:p>177.7808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.1089778">
                <text:p>179.1089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.4450844">
                <text:p>180.4450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.7892178">
                <text:p>181.789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.1452619">
                <text:p>183.14526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.5054693">
                <text:p>184.5054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.8737007">
                <text:p>185.87370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.2499552">
                <text:p>187.24995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.6382045">
                <text:p>188.6382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.0305257">
                <text:p>190.03052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.4308672">
                <text:p>191.4308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.8392282">
                <text:p>192.8392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.2596681">
                <text:p>194.2596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.6840883">
                <text:p>195.6840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7.1165253">
                <text:p>197.1165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.556978">
                <text:p>198.5569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.0095938">
                <text:p>200.00959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1.4660984">
                <text:p>201.46609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2.930616">
                <text:p>202.930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.4031458">
                <text:p>204.4031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.8879227">
                <text:p>205.8879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.3764971">
                <text:p>207.37649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.8730808">
                <text:p>208.87308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.3776729">
                <text:p>210.3776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015" chart:maximum="2030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67" chart:maximum="72" chart:origin="0" chart:interval-major="1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Check Graph'.A17:'Check Graph'.B32" svg:x="0.32cm" svg:y="0.18cm" svg:width="15.36cm" svg:height="8.64cm">
          <chartooo:coordinate-region svg:x="0.941cm" svg:y="0.379cm" svg:width="14.367cm" svg:height="7.79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Check Graph'.B17:'Check Graph'.B32" chart:class="chart:scatter">
            <chart:domain table:cell-range-address="'Check Graph'.A17:'Check Graph'.A32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5">
                <text:p>2015</text:p>
                <draw:g>
                  <svg:desc>'Check Graph'.A17:'Check Graph'.A32</svg:desc>
                </draw:g>
              </table:table-cell>
              <table:table-cell office:value-type="float" office:value="67.6439167">
                <text:p>67.6439167</text:p>
                <draw:g>
                  <svg:desc>'Check Graph'.B17:'Check Graph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0">
                <text:p>2020</text:p>
              </table:table-cell>
              <table:table-cell office:value-type="float" office:value="69.3611547">
                <text:p>69.3611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1">
                <text:p>2021</text:p>
              </table:table-cell>
              <table:table-cell office:value-type="float" office:value="69.4537608">
                <text:p>69.4537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2">
                <text:p>2022</text:p>
              </table:table-cell>
              <table:table-cell office:value-type="float" office:value="69.5468255">
                <text:p>69.5468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3">
                <text:p>2023</text:p>
              </table:table-cell>
              <table:table-cell office:value-type="float" office:value="69.6252419">
                <text:p>69.6252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4">
                <text:p>2024</text:p>
              </table:table-cell>
              <table:table-cell office:value-type="float" office:value="69.7053545">
                <text:p>69.7053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5">
                <text:p>2025</text:p>
              </table:table-cell>
              <table:table-cell office:value-type="float" office:value="69.7939231">
                <text:p>69.7939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6">
                <text:p>2026</text:p>
              </table:table-cell>
              <table:table-cell office:value-type="float" office:value="69.8902605">
                <text:p>69.8902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7">
                <text:p>2027</text:p>
              </table:table-cell>
              <table:table-cell office:value-type="float" office:value="69.9947649">
                <text:p>69.994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8">
                <text:p>2028</text:p>
              </table:table-cell>
              <table:table-cell office:value-type="float" office:value="70.1074356">
                <text:p>70.1074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9">
                <text:p>2029</text:p>
              </table:table-cell>
              <table:table-cell office:value-type="float" office:value="70.228784">
                <text:p>70.228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0">
                <text:p>2030</text:p>
              </table:table-cell>
              <table:table-cell office:value-type="float" office:value="70.3578078">
                <text:p>70.3578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300" chart:maximum="4400" chart:origin="0" chart:interval-major="1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19500" chart:maximum="21500" chart:origin="0" chart:interval-major="500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298cm" xlink:href=".." xlink:type="simple" chart:class="chart:scatter" chart:style-name="ch1">
        <chart:plot-area chart:style-name="ch2" table:cell-range-address="'Check Graph'.A224:'Check Graph'.B324" svg:x="0.319cm" svg:y="0.185cm" svg:width="15.352cm" svg:height="8.928cm">
          <chartooo:coordinate-region svg:x="1.496cm" svg:y="0.384cm" svg:width="13.803cm" svg:height="8.08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Check Graph'.B224:'Check Graph'.B324" chart:class="chart:scatter">
            <chart:domain table:cell-range-address="'Check Graph'.A224:'Check Graph'.A324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0">
                <text:p>4300</text:p>
                <draw:g>
                  <svg:desc>'Check Graph'.A224:'Check Graph'.A324</svg:desc>
                </draw:g>
              </table:table-cell>
              <table:table-cell office:value-type="float" office:value="19643.5251042">
                <text:p>19643.5251042</text:p>
                <draw:g>
                  <svg:desc>'Check Graph'.B224:'Check Graph'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01">
                <text:p>4301</text:p>
              </table:table-cell>
              <table:table-cell office:value-type="float" office:value="19659.8402661">
                <text:p>19659.8402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2">
                <text:p>4302</text:p>
              </table:table-cell>
              <table:table-cell office:value-type="float" office:value="19676.1615082">
                <text:p>19676.161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3">
                <text:p>4303</text:p>
              </table:table-cell>
              <table:table-cell office:value-type="float" office:value="19692.4888296">
                <text:p>19692.488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4">
                <text:p>4304</text:p>
              </table:table-cell>
              <table:table-cell office:value-type="float" office:value="19708.8222294">
                <text:p>19708.8222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5">
                <text:p>4305</text:p>
              </table:table-cell>
              <table:table-cell office:value-type="float" office:value="19725.206652">
                <text:p>19725.20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6">
                <text:p>4306</text:p>
              </table:table-cell>
              <table:table-cell office:value-type="float" office:value="19741.5522237">
                <text:p>19741.5522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7">
                <text:p>4307</text:p>
              </table:table-cell>
              <table:table-cell office:value-type="float" office:value="19757.903871">
                <text:p>19757.903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8">
                <text:p>4308</text:p>
              </table:table-cell>
              <table:table-cell office:value-type="float" office:value="19774.2615931">
                <text:p>19774.2615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09">
                <text:p>4309</text:p>
              </table:table-cell>
              <table:table-cell office:value-type="float" office:value="19790.6704007">
                <text:p>19790.6704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0">
                <text:p>4310</text:p>
              </table:table-cell>
              <table:table-cell office:value-type="float" office:value="19807.0402873">
                <text:p>19807.0402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1">
                <text:p>4311</text:p>
              </table:table-cell>
              <table:table-cell office:value-type="float" office:value="19823.4162458">
                <text:p>19823.4162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2">
                <text:p>4312</text:p>
              </table:table-cell>
              <table:table-cell office:value-type="float" office:value="19839.7982755">
                <text:p>19839.7982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3">
                <text:p>4313</text:p>
              </table:table-cell>
              <table:table-cell office:value-type="float" office:value="19856.2314534">
                <text:p>19856.2314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14">
                <text:p>4314</text:p>
              </table:table-cell>
              <table:table-cell office:value-type="float" office:value="19872.6256402">
                <text:p>19872.6256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15">
                <text:p>4315</text:p>
              </table:table-cell>
              <table:table-cell office:value-type="float" office:value="19889.0258953">
                <text:p>19889.0258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16">
                <text:p>4316</text:p>
              </table:table-cell>
              <table:table-cell office:value-type="float" office:value="19905.4322178">
                <text:p>19905.4322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7">
                <text:p>4317</text:p>
              </table:table-cell>
              <table:table-cell office:value-type="float" office:value="19921.8897513">
                <text:p>19921.8897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8">
                <text:p>4318</text:p>
              </table:table-cell>
              <table:table-cell office:value-type="float" office:value="19938.3082236">
                <text:p>19938.3082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">
                <text:p>4319</text:p>
              </table:table-cell>
              <table:table-cell office:value-type="float" office:value="19954.7327605">
                <text:p>19954.73276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0">
                <text:p>4320</text:p>
              </table:table-cell>
              <table:table-cell office:value-type="float" office:value="19971.1633612">
                <text:p>19971.163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">
                <text:p>4321</text:p>
              </table:table-cell>
              <table:table-cell office:value-type="float" office:value="19987.6452356">
                <text:p>19987.6452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2">
                <text:p>4322</text:p>
              </table:table-cell>
              <table:table-cell office:value-type="float" office:value="20004.0879787">
                <text:p>20004.087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3">
                <text:p>4323</text:p>
              </table:table-cell>
              <table:table-cell office:value-type="float" office:value="20020.5367829">
                <text:p>20020.5367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4">
                <text:p>4324</text:p>
              </table:table-cell>
              <table:table-cell office:value-type="float" office:value="20036.991647">
                <text:p>20036.991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5">
                <text:p>4325</text:p>
              </table:table-cell>
              <table:table-cell office:value-type="float" office:value="20053.4978476">
                <text:p>20053.4978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6">
                <text:p>4326</text:p>
              </table:table-cell>
              <table:table-cell office:value-type="float" office:value="20069.9648468">
                <text:p>20069.9648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7">
                <text:p>4327</text:p>
              </table:table-cell>
              <table:table-cell office:value-type="float" office:value="20086.4379034">
                <text:p>20086.4379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8">
                <text:p>4328</text:p>
              </table:table-cell>
              <table:table-cell office:value-type="float" office:value="20102.9170164">
                <text:p>20102.9170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9">
                <text:p>4329</text:p>
              </table:table-cell>
              <table:table-cell office:value-type="float" office:value="20119.4475283">
                <text:p>20119.4475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0">
                <text:p>4330</text:p>
              </table:table-cell>
              <table:table-cell office:value-type="float" office:value="20135.9387691">
                <text:p>20135.9387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31">
                <text:p>4331</text:p>
              </table:table-cell>
              <table:table-cell office:value-type="float" office:value="20152.4360634">
                <text:p>20152.4360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32">
                <text:p>4332</text:p>
              </table:table-cell>
              <table:table-cell office:value-type="float" office:value="20168.9394105">
                <text:p>20168.9394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3">
                <text:p>4333</text:p>
              </table:table-cell>
              <table:table-cell office:value-type="float" office:value="20185.4942192">
                <text:p>20185.4942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34">
                <text:p>4334</text:p>
              </table:table-cell>
              <table:table-cell office:value-type="float" office:value="20202.0096867">
                <text:p>20202.0096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35">
                <text:p>4335</text:p>
              </table:table-cell>
              <table:table-cell office:value-type="float" office:value="20218.5312041">
                <text:p>20218.5312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36">
                <text:p>4336</text:p>
              </table:table-cell>
              <table:table-cell office:value-type="float" office:value="20235.0587707">
                <text:p>20235.0587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37">
                <text:p>4337</text:p>
              </table:table-cell>
              <table:table-cell office:value-type="float" office:value="20251.6378612">
                <text:p>20251.6378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38">
                <text:p>4338</text:p>
              </table:table-cell>
              <table:table-cell office:value-type="float" office:value="20268.1775408">
                <text:p>20268.1775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39">
                <text:p>4339</text:p>
              </table:table-cell>
              <table:table-cell office:value-type="float" office:value="20284.7232667">
                <text:p>20284.7232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0">
                <text:p>4340</text:p>
              </table:table-cell>
              <table:table-cell office:value-type="float" office:value="20301.275038">
                <text:p>20301.275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41">
                <text:p>4341</text:p>
              </table:table-cell>
              <table:table-cell office:value-type="float" office:value="20317.4063662">
                <text:p>20317.4063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42">
                <text:p>4342</text:p>
              </table:table-cell>
              <table:table-cell office:value-type="float" office:value="20333.5439255">
                <text:p>20333.5439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43">
                <text:p>4343</text:p>
              </table:table-cell>
              <table:table-cell office:value-type="float" office:value="20349.6878846">
                <text:p>20349.6878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4">
                <text:p>4344</text:p>
              </table:table-cell>
              <table:table-cell office:value-type="float" office:value="20365.8382433">
                <text:p>20365.8382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45">
                <text:p>4345</text:p>
              </table:table-cell>
              <table:table-cell office:value-type="float" office:value="20381.9951714">
                <text:p>20381.9951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6">
                <text:p>4346</text:p>
              </table:table-cell>
              <table:table-cell office:value-type="float" office:value="20398.1583308">
                <text:p>20398.1583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47">
                <text:p>4347</text:p>
              </table:table-cell>
              <table:table-cell office:value-type="float" office:value="20414.3278898">
                <text:p>20414.32788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48">
                <text:p>4348</text:p>
              </table:table-cell>
              <table:table-cell office:value-type="float" office:value="20430.5038486">
                <text:p>20430.50384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49">
                <text:p>4349</text:p>
              </table:table-cell>
              <table:table-cell office:value-type="float" office:value="20446.6863767">
                <text:p>20446.6863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50">
                <text:p>4350</text:p>
              </table:table-cell>
              <table:table-cell office:value-type="float" office:value="20462.875136">
                <text:p>20462.875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51">
                <text:p>4351</text:p>
              </table:table-cell>
              <table:table-cell office:value-type="float" office:value="20479.0702951">
                <text:p>20479.0702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2">
                <text:p>4352</text:p>
              </table:table-cell>
              <table:table-cell office:value-type="float" office:value="20495.271854">
                <text:p>20495.271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53">
                <text:p>4353</text:p>
              </table:table-cell>
              <table:table-cell office:value-type="float" office:value="20511.4799819">
                <text:p>20511.4799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54">
                <text:p>4354</text:p>
              </table:table-cell>
              <table:table-cell office:value-type="float" office:value="20527.6943413">
                <text:p>20527.6943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55">
                <text:p>4355</text:p>
              </table:table-cell>
              <table:table-cell office:value-type="float" office:value="20543.9151004">
                <text:p>20543.9151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56">
                <text:p>4356</text:p>
              </table:table-cell>
              <table:table-cell office:value-type="float" office:value="20560.1422593">
                <text:p>20560.1422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57">
                <text:p>4357</text:p>
              </table:table-cell>
              <table:table-cell office:value-type="float" office:value="20576.3759871">
                <text:p>20576.3759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58">
                <text:p>4358</text:p>
              </table:table-cell>
              <table:table-cell office:value-type="float" office:value="20592.6159465">
                <text:p>20592.6159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59">
                <text:p>4359</text:p>
              </table:table-cell>
              <table:table-cell office:value-type="float" office:value="20608.8623057">
                <text:p>20608.8623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60">
                <text:p>4360</text:p>
              </table:table-cell>
              <table:table-cell office:value-type="float" office:value="20625.1150646">
                <text:p>20625.1150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61">
                <text:p>4361</text:p>
              </table:table-cell>
              <table:table-cell office:value-type="float" office:value="20641.3743923">
                <text:p>20641.3743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62">
                <text:p>4362</text:p>
              </table:table-cell>
              <table:table-cell office:value-type="float" office:value="20657.6399518">
                <text:p>20657.6399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63">
                <text:p>4363</text:p>
              </table:table-cell>
              <table:table-cell office:value-type="float" office:value="20673.911911">
                <text:p>20673.911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64">
                <text:p>4364</text:p>
              </table:table-cell>
              <table:table-cell office:value-type="float" office:value="20690.1902699">
                <text:p>20690.1902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65">
                <text:p>4365</text:p>
              </table:table-cell>
              <table:table-cell office:value-type="float" office:value="20706.4751975">
                <text:p>20706.4751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66">
                <text:p>4366</text:p>
              </table:table-cell>
              <table:table-cell office:value-type="float" office:value="20722.766357">
                <text:p>20722.7663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67">
                <text:p>4367</text:p>
              </table:table-cell>
              <table:table-cell office:value-type="float" office:value="20739.0639162">
                <text:p>20739.0639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68">
                <text:p>4368</text:p>
              </table:table-cell>
              <table:table-cell office:value-type="float" office:value="20755.3678752">
                <text:p>20755.3678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69">
                <text:p>4369</text:p>
              </table:table-cell>
              <table:table-cell office:value-type="float" office:value="20771.6784027">
                <text:p>20771.6784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70">
                <text:p>4370</text:p>
              </table:table-cell>
              <table:table-cell office:value-type="float" office:value="20787.9951622">
                <text:p>20787.99516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71">
                <text:p>4371</text:p>
              </table:table-cell>
              <table:table-cell office:value-type="float" office:value="20804.3183215">
                <text:p>20804.31832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72">
                <text:p>4372</text:p>
              </table:table-cell>
              <table:table-cell office:value-type="float" office:value="20820.6478805">
                <text:p>20820.6478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73">
                <text:p>4373</text:p>
              </table:table-cell>
              <table:table-cell office:value-type="float" office:value="20836.9840079">
                <text:p>20836.9840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74">
                <text:p>4374</text:p>
              </table:table-cell>
              <table:table-cell office:value-type="float" office:value="20853.3263675">
                <text:p>20853.3263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75">
                <text:p>4375</text:p>
              </table:table-cell>
              <table:table-cell office:value-type="float" office:value="20869.6751268">
                <text:p>20869.6751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76">
                <text:p>4376</text:p>
              </table:table-cell>
              <table:table-cell office:value-type="float" office:value="20886.0302858">
                <text:p>20886.0302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77">
                <text:p>4377</text:p>
              </table:table-cell>
              <table:table-cell office:value-type="float" office:value="20902.3920131">
                <text:p>20902.3920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78">
                <text:p>4378</text:p>
              </table:table-cell>
              <table:table-cell office:value-type="float" office:value="20918.7599727">
                <text:p>20918.7599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79">
                <text:p>4379</text:p>
              </table:table-cell>
              <table:table-cell office:value-type="float" office:value="20935.134332">
                <text:p>20935.134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80">
                <text:p>4380</text:p>
              </table:table-cell>
              <table:table-cell office:value-type="float" office:value="20951.5150911">
                <text:p>20951.51509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81">
                <text:p>4381</text:p>
              </table:table-cell>
              <table:table-cell office:value-type="float" office:value="20967.9024182">
                <text:p>20967.9024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82">
                <text:p>4382</text:p>
              </table:table-cell>
              <table:table-cell office:value-type="float" office:value="20984.2959779">
                <text:p>20984.2959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83">
                <text:p>4383</text:p>
              </table:table-cell>
              <table:table-cell office:value-type="float" office:value="21000.6959373">
                <text:p>21000.6959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84">
                <text:p>4384</text:p>
              </table:table-cell>
              <table:table-cell office:value-type="float" office:value="21017.1022964">
                <text:p>21017.1022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85">
                <text:p>4385</text:p>
              </table:table-cell>
              <table:table-cell office:value-type="float" office:value="21033.5152234">
                <text:p>21033.5152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86">
                <text:p>4386</text:p>
              </table:table-cell>
              <table:table-cell office:value-type="float" office:value="21049.9343831">
                <text:p>21049.9343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87">
                <text:p>4387</text:p>
              </table:table-cell>
              <table:table-cell office:value-type="float" office:value="21066.3599425">
                <text:p>21066.3599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8">
                <text:p>4388</text:p>
              </table:table-cell>
              <table:table-cell office:value-type="float" office:value="21082.7919017">
                <text:p>21082.7919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9">
                <text:p>4389</text:p>
              </table:table-cell>
              <table:table-cell office:value-type="float" office:value="21099.2304286">
                <text:p>21099.2304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90">
                <text:p>4390</text:p>
              </table:table-cell>
              <table:table-cell office:value-type="float" office:value="21115.6751883">
                <text:p>21115.6751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91">
                <text:p>4391</text:p>
              </table:table-cell>
              <table:table-cell office:value-type="float" office:value="21132.1263478">
                <text:p>21132.1263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92">
                <text:p>4392</text:p>
              </table:table-cell>
              <table:table-cell office:value-type="float" office:value="21148.583907">
                <text:p>21148.5839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93">
                <text:p>4393</text:p>
              </table:table-cell>
              <table:table-cell office:value-type="float" office:value="21165.0480338">
                <text:p>21165.0480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94">
                <text:p>4394</text:p>
              </table:table-cell>
              <table:table-cell office:value-type="float" office:value="21181.5183935">
                <text:p>21181.5183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95">
                <text:p>4395</text:p>
              </table:table-cell>
              <table:table-cell office:value-type="float" office:value="21197.995153">
                <text:p>21197.995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96">
                <text:p>4396</text:p>
              </table:table-cell>
              <table:table-cell office:value-type="float" office:value="21214.4783122">
                <text:p>21214.4783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97">
                <text:p>4397</text:p>
              </table:table-cell>
              <table:table-cell office:value-type="float" office:value="21230.9680389">
                <text:p>21230.9680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98">
                <text:p>4398</text:p>
              </table:table-cell>
              <table:table-cell office:value-type="float" office:value="21247.4639987">
                <text:p>21247.4639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99">
                <text:p>4399</text:p>
              </table:table-cell>
              <table:table-cell office:value-type="float" office:value="21263.9663582">
                <text:p>21263.96635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00">
                <text:p>4400</text:p>
              </table:table-cell>
              <table:table-cell office:value-type="float" office:value="21280.4751175">
                <text:p>21280.4751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000" chart:maximum="47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0" chart:maximum="27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15cm" svg:height="11.715cm" xlink:href=".." xlink:type="simple" chart:class="chart:scatter" chart:style-name="ch1">
        <chart:plot-area chart:style-name="ch2" table:cell-range-address="'Check Graph'.A2:'Check Graph'.B330 'Check Graph'.B1:'Check Graph'.B1" chart:data-source-has-labels="row" svg:x="0.45cm" svg:y="0.234cm" svg:width="21.615cm" svg:height="11.247cm">
          <chartooo:coordinate-region svg:x="1.627cm" svg:y="0.234cm" svg:width="20.438cm" svg:height="10.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Check Graph'.B2:'Check Graph'.B330" chart:label-cell-address="'Check Graph'.B1:'Check Graph'.B1" chart:class="chart:scatter">
            <chart:domain table:cell-range-address="'Check Graph'.A2:'Check Graph'.A330"/>
            <chart:data-point chart:repeated="3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ΔT</text:p>
                <draw:g>
                  <svg:desc>'Check Graph'.B1:'Check Graph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Check Graph'.A2:'Check Graph'.A330</svg:desc>
                </draw:g>
              </table:table-cell>
              <table:table-cell office:value-type="float" office:value="63.8285221">
                <text:p>63.8285221</text:p>
                <draw:g>
                  <svg:desc>'Check Graph'.B2:'Check Graph'.B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0">
                <text:p>2020</text:p>
              </table:table-cell>
              <table:table-cell office:value-type="float" office:value="69.3611547">
                <text:p>69.361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1">
                <text:p>2021</text:p>
              </table:table-cell>
              <table:table-cell office:value-type="float" office:value="69.4537608">
                <text:p>69.453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2">
                <text:p>2022</text:p>
              </table:table-cell>
              <table:table-cell office:value-type="float" office:value="69.5468255">
                <text:p>69.5468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3">
                <text:p>2023</text:p>
              </table:table-cell>
              <table:table-cell office:value-type="float" office:value="69.6252419">
                <text:p>69.6252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4">
                <text:p>2024</text:p>
              </table:table-cell>
              <table:table-cell office:value-type="float" office:value="69.7053545">
                <text:p>69.7053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5">
                <text:p>2025</text:p>
              </table:table-cell>
              <table:table-cell office:value-type="float" office:value="69.7939231">
                <text:p>69.793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6">
                <text:p>2026</text:p>
              </table:table-cell>
              <table:table-cell office:value-type="float" office:value="69.8902605">
                <text:p>69.8902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7">
                <text:p>2027</text:p>
              </table:table-cell>
              <table:table-cell office:value-type="float" office:value="69.9947649">
                <text:p>69.9947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8">
                <text:p>2028</text:p>
              </table:table-cell>
              <table:table-cell office:value-type="float" office:value="70.1074356">
                <text:p>70.1074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9">
                <text:p>2029</text:p>
              </table:table-cell>
              <table:table-cell office:value-type="float" office:value="70.228784">
                <text:p>70.22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0">
                <text:p>2030</text:p>
              </table:table-cell>
              <table:table-cell office:value-type="float" office:value="70.3578078">
                <text:p>70.3578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1">
                <text:p>2031</text:p>
              </table:table-cell>
              <table:table-cell office:value-type="float" office:value="70.4949952">
                <text:p>70.4949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32">
                <text:p>2032</text:p>
              </table:table-cell>
              <table:table-cell office:value-type="float" office:value="70.6403451">
                <text:p>70.640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3">
                <text:p>2033</text:p>
              </table:table-cell>
              <table:table-cell office:value-type="float" office:value="70.7944584">
                <text:p>70.794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34">
                <text:p>2034</text:p>
              </table:table-cell>
              <table:table-cell office:value-type="float" office:value="70.9561542">
                <text:p>70.9561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5">
                <text:p>2035</text:p>
              </table:table-cell>
              <table:table-cell office:value-type="float" office:value="71.1260098">
                <text:p>71.1260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6">
                <text:p>2036</text:p>
              </table:table-cell>
              <table:table-cell office:value-type="float" office:value="71.3040243">
                <text:p>71.3040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7">
                <text:p>2037</text:p>
              </table:table-cell>
              <table:table-cell office:value-type="float" office:value="71.4908878">
                <text:p>71.49088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8">
                <text:p>2038</text:p>
              </table:table-cell>
              <table:table-cell office:value-type="float" office:value="71.6852408">
                <text:p>71.6852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9">
                <text:p>2039</text:p>
              </table:table-cell>
              <table:table-cell office:value-type="float" office:value="71.8877499">
                <text:p>71.8877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0">
                <text:p>2040</text:p>
              </table:table-cell>
              <table:table-cell office:value-type="float" office:value="72.0984143">
                <text:p>72.0984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1">
                <text:p>2041</text:p>
              </table:table-cell>
              <table:table-cell office:value-type="float" office:value="72.3180132">
                <text:p>72.3180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2">
                <text:p>2042</text:p>
              </table:table-cell>
              <table:table-cell office:value-type="float" office:value="72.5450087">
                <text:p>72.5450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3">
                <text:p>2043</text:p>
              </table:table-cell>
              <table:table-cell office:value-type="float" office:value="72.7801567">
                <text:p>72.7801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4">
                <text:p>2044</text:p>
              </table:table-cell>
              <table:table-cell office:value-type="float" office:value="73.0234562">
                <text:p>73.0234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5">
                <text:p>2045</text:p>
              </table:table-cell>
              <table:table-cell office:value-type="float" office:value="73.275776">
                <text:p>73.275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6">
                <text:p>2046</text:p>
              </table:table-cell>
              <table:table-cell office:value-type="float" office:value="73.5353993">
                <text:p>73.5353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7">
                <text:p>2047</text:p>
              </table:table-cell>
              <table:table-cell office:value-type="float" office:value="73.8031715">
                <text:p>73.8031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8">
                <text:p>2048</text:p>
              </table:table-cell>
              <table:table-cell office:value-type="float" office:value="74.0790915">
                <text:p>74.0790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9">
                <text:p>2049</text:p>
              </table:table-cell>
              <table:table-cell office:value-type="float" office:value="74.3641172">
                <text:p>74.3641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0">
                <text:p>2050</text:p>
              </table:table-cell>
              <table:table-cell office:value-type="float" office:value="74.6563537">
                <text:p>74.6563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1">
                <text:p>2051</text:p>
              </table:table-cell>
              <table:table-cell office:value-type="float" office:value="74.9567353">
                <text:p>74.9567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2">
                <text:p>2052</text:p>
              </table:table-cell>
              <table:table-cell office:value-type="float" office:value="75.2652612">
                <text:p>75.2652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3">
                <text:p>2053</text:p>
              </table:table-cell>
              <table:table-cell office:value-type="float" office:value="75.5829782">
                <text:p>75.5829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4">
                <text:p>2054</text:p>
              </table:table-cell>
              <table:table-cell office:value-type="float" office:value="75.9078132">
                <text:p>75.9078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5">
                <text:p>2055</text:p>
              </table:table-cell>
              <table:table-cell office:value-type="float" office:value="76.2407896">
                <text:p>76.2407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6">
                <text:p>2056</text:p>
              </table:table-cell>
              <table:table-cell office:value-type="float" office:value="76.5819065">
                <text:p>76.5819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7">
                <text:p>2057</text:p>
              </table:table-cell>
              <table:table-cell office:value-type="float" office:value="76.9323001">
                <text:p>76.9323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8">
                <text:p>2058</text:p>
              </table:table-cell>
              <table:table-cell office:value-type="float" office:value="77.2897188">
                <text:p>77.2897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9">
                <text:p>2059</text:p>
              </table:table-cell>
              <table:table-cell office:value-type="float" office:value="77.6552753">
                <text:p>77.6552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60">
                <text:p>2060</text:p>
              </table:table-cell>
              <table:table-cell office:value-type="float" office:value="78.0289687">
                <text:p>78.0289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61">
                <text:p>2061</text:p>
              </table:table-cell>
              <table:table-cell office:value-type="float" office:value="78.4120242">
                <text:p>78.4120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2">
                <text:p>2062</text:p>
              </table:table-cell>
              <table:table-cell office:value-type="float" office:value="78.802012">
                <text:p>78.802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3">
                <text:p>2063</text:p>
              </table:table-cell>
              <table:table-cell office:value-type="float" office:value="79.2001339">
                <text:p>79.2001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4">
                <text:p>2064</text:p>
              </table:table-cell>
              <table:table-cell office:value-type="float" office:value="79.606389">
                <text:p>79.606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5">
                <text:p>2065</text:p>
              </table:table-cell>
              <table:table-cell office:value-type="float" office:value="80.0220916">
                <text:p>80.0220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6">
                <text:p>2066</text:p>
              </table:table-cell>
              <table:table-cell office:value-type="float" office:value="80.4446338">
                <text:p>80.4446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7">
                <text:p>2067</text:p>
              </table:table-cell>
              <table:table-cell office:value-type="float" office:value="80.8753064">
                <text:p>80.8753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8">
                <text:p>2068</text:p>
              </table:table-cell>
              <table:table-cell office:value-type="float" office:value="81.3141086">
                <text:p>81.3141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9">
                <text:p>2069</text:p>
              </table:table-cell>
              <table:table-cell office:value-type="float" office:value="81.7624436">
                <text:p>81.7624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70">
                <text:p>2070</text:p>
              </table:table-cell>
              <table:table-cell office:value-type="float" office:value="82.2175254">
                <text:p>82.2175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1">
                <text:p>2071</text:p>
              </table:table-cell>
              <table:table-cell office:value-type="float" office:value="82.6807341">
                <text:p>82.68073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2">
                <text:p>2072</text:p>
              </table:table-cell>
              <table:table-cell office:value-type="float" office:value="83.1520686">
                <text:p>83.1520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73">
                <text:p>2073</text:p>
              </table:table-cell>
              <table:table-cell office:value-type="float" office:value="83.6330213">
                <text:p>83.6330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4">
                <text:p>2074</text:p>
              </table:table-cell>
              <table:table-cell office:value-type="float" office:value="84.1206282">
                <text:p>84.1206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75">
                <text:p>2075</text:p>
              </table:table-cell>
              <table:table-cell office:value-type="float" office:value="84.6163582">
                <text:p>84.6163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76">
                <text:p>2076</text:p>
              </table:table-cell>
              <table:table-cell office:value-type="float" office:value="85.1202104">
                <text:p>85.1202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7">
                <text:p>2077</text:p>
              </table:table-cell>
              <table:table-cell office:value-type="float" office:value="85.633766">
                <text:p>85.633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8">
                <text:p>2078</text:p>
              </table:table-cell>
              <table:table-cell office:value-type="float" office:value="86.1538832">
                <text:p>86.1538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9">
                <text:p>2079</text:p>
              </table:table-cell>
              <table:table-cell office:value-type="float" office:value="86.6821199">
                <text:p>86.6821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0">
                <text:p>2080</text:p>
              </table:table-cell>
              <table:table-cell office:value-type="float" office:value="87.2184751">
                <text:p>87.2184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1">
                <text:p>2081</text:p>
              </table:table-cell>
              <table:table-cell office:value-type="float" office:value="87.7646189">
                <text:p>87.76461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82">
                <text:p>2082</text:p>
              </table:table-cell>
              <table:table-cell office:value-type="float" office:value="88.3172318">
                <text:p>88.3172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3">
                <text:p>2083</text:p>
              </table:table-cell>
              <table:table-cell office:value-type="float" office:value="88.8779604">
                <text:p>88.8779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84">
                <text:p>2084</text:p>
              </table:table-cell>
              <table:table-cell office:value-type="float" office:value="89.4468039">
                <text:p>89.4468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85">
                <text:p>2085</text:p>
              </table:table-cell>
              <table:table-cell office:value-type="float" office:value="90.0255212">
                <text:p>90.0255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6">
                <text:p>2086</text:p>
              </table:table-cell>
              <table:table-cell office:value-type="float" office:value="90.6106151">
                <text:p>90.6106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7">
                <text:p>2087</text:p>
              </table:table-cell>
              <table:table-cell office:value-type="float" office:value="91.203821">
                <text:p>91.203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8">
                <text:p>2088</text:p>
              </table:table-cell>
              <table:table-cell office:value-type="float" office:value="91.8051381">
                <text:p>91.8051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9">
                <text:p>2089</text:p>
              </table:table-cell>
              <table:table-cell office:value-type="float" office:value="92.4164142">
                <text:p>92.4164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0">
                <text:p>2090</text:p>
              </table:table-cell>
              <table:table-cell office:value-type="float" office:value="93.0339742">
                <text:p>93.0339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91">
                <text:p>2091</text:p>
              </table:table-cell>
              <table:table-cell office:value-type="float" office:value="93.6596428">
                <text:p>93.6596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92">
                <text:p>2092</text:p>
              </table:table-cell>
              <table:table-cell office:value-type="float" office:value="94.2934188">
                <text:p>94.2934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93">
                <text:p>2093</text:p>
              </table:table-cell>
              <table:table-cell office:value-type="float" office:value="94.9372389">
                <text:p>94.9372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94">
                <text:p>2094</text:p>
              </table:table-cell>
              <table:table-cell office:value-type="float" office:value="95.5872506">
                <text:p>95.58725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5">
                <text:p>2095</text:p>
              </table:table-cell>
              <table:table-cell office:value-type="float" office:value="96.245367">
                <text:p>96.245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96">
                <text:p>2096</text:p>
              </table:table-cell>
              <table:table-cell office:value-type="float" office:value="96.9115873">
                <text:p>96.91158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97">
                <text:p>2097</text:p>
              </table:table-cell>
              <table:table-cell office:value-type="float" office:value="97.5879367">
                <text:p>97.5879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98">
                <text:p>2098</text:p>
              </table:table-cell>
              <table:table-cell office:value-type="float" office:value="98.2703852">
                <text:p>98.2703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99">
                <text:p>2099</text:p>
              </table:table-cell>
              <table:table-cell office:value-type="float" office:value="98.9609349">
                <text:p>98.9609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0">
                <text:p>2100</text:p>
              </table:table-cell>
              <table:table-cell office:value-type="float" office:value="99.6595847">
                <text:p>99.6595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01">
                <text:p>2101</text:p>
              </table:table-cell>
              <table:table-cell office:value-type="float" office:value="100.3663338">
                <text:p>100.3663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2">
                <text:p>2102</text:p>
              </table:table-cell>
              <table:table-cell office:value-type="float" office:value="101.0811812">
                <text:p>101.0811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3">
                <text:p>2103</text:p>
              </table:table-cell>
              <table:table-cell office:value-type="float" office:value="101.8041261">
                <text:p>101.80412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4">
                <text:p>2104</text:p>
              </table:table-cell>
              <table:table-cell office:value-type="float" office:value="102.5351675">
                <text:p>102.5351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5">
                <text:p>2105</text:p>
              </table:table-cell>
              <table:table-cell office:value-type="float" office:value="103.2765126">
                <text:p>103.27651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6">
                <text:p>2106</text:p>
              </table:table-cell>
              <table:table-cell office:value-type="float" office:value="104.0237676">
                <text:p>104.02376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07">
                <text:p>2107</text:p>
              </table:table-cell>
              <table:table-cell office:value-type="float" office:value="104.7791163">
                <text:p>104.77911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08">
                <text:p>2108</text:p>
              </table:table-cell>
              <table:table-cell office:value-type="float" office:value="105.5425579">
                <text:p>105.5425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09">
                <text:p>2109</text:p>
              </table:table-cell>
              <table:table-cell office:value-type="float" office:value="106.3163881">
                <text:p>106.3163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0">
                <text:p>2110</text:p>
              </table:table-cell>
              <table:table-cell office:value-type="float" office:value="107.0960359">
                <text:p>107.09603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1">
                <text:p>2111</text:p>
              </table:table-cell>
              <table:table-cell office:value-type="float" office:value="107.8837738">
                <text:p>107.8837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2">
                <text:p>2112</text:p>
              </table:table-cell>
              <table:table-cell office:value-type="float" office:value="108.6796009">
                <text:p>108.6796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3">
                <text:p>2113</text:p>
              </table:table-cell>
              <table:table-cell office:value-type="float" office:value="109.4859015">
                <text:p>109.485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4">
                <text:p>2114</text:p>
              </table:table-cell>
              <table:table-cell office:value-type="float" office:value="110.2979275">
                <text:p>110.2979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15">
                <text:p>2115</text:p>
              </table:table-cell>
              <table:table-cell office:value-type="float" office:value="111.1180399">
                <text:p>111.1180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6">
                <text:p>2116</text:p>
              </table:table-cell>
              <table:table-cell office:value-type="float" office:value="111.9462377">
                <text:p>111.9462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7">
                <text:p>2117</text:p>
              </table:table-cell>
              <table:table-cell office:value-type="float" office:value="112.784994">
                <text:p>112.784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18">
                <text:p>2118</text:p>
              </table:table-cell>
              <table:table-cell office:value-type="float" office:value="113.6293835">
                <text:p>113.62938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19">
                <text:p>2119</text:p>
              </table:table-cell>
              <table:table-cell office:value-type="float" office:value="114.4818556">
                <text:p>114.4818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20">
                <text:p>2120</text:p>
              </table:table-cell>
              <table:table-cell office:value-type="float" office:value="115.3424097">
                <text:p>115.342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1">
                <text:p>2121</text:p>
              </table:table-cell>
              <table:table-cell office:value-type="float" office:value="116.2136069">
                <text:p>116.2136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22">
                <text:p>2122</text:p>
              </table:table-cell>
              <table:table-cell office:value-type="float" office:value="117.0903451">
                <text:p>117.0903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23">
                <text:p>2123</text:p>
              </table:table-cell>
              <table:table-cell office:value-type="float" office:value="117.9751624">
                <text:p>117.9751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24">
                <text:p>2124</text:p>
              </table:table-cell>
              <table:table-cell office:value-type="float" office:value="118.8680578">
                <text:p>118.86805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5">
                <text:p>2125</text:p>
              </table:table-cell>
              <table:table-cell office:value-type="float" office:value="119.7716813">
                <text:p>119.77168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26">
                <text:p>2126</text:p>
              </table:table-cell>
              <table:table-cell office:value-type="float" office:value="120.6807536">
                <text:p>120.6807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7">
                <text:p>2127</text:p>
              </table:table-cell>
              <table:table-cell office:value-type="float" office:value="121.5979013">
                <text:p>121.5979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28">
                <text:p>2128</text:p>
              </table:table-cell>
              <table:table-cell office:value-type="float" office:value="122.5231235">
                <text:p>122.5231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29">
                <text:p>2129</text:p>
              </table:table-cell>
              <table:table-cell office:value-type="float" office:value="123.4591584">
                <text:p>123.4591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0">
                <text:p>2130</text:p>
              </table:table-cell>
              <table:table-cell office:value-type="float" office:value="124.4005501">
                <text:p>124.40055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1">
                <text:p>2131</text:p>
              </table:table-cell>
              <table:table-cell office:value-type="float" office:value="125.3500136">
                <text:p>125.3500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2">
                <text:p>2132</text:p>
              </table:table-cell>
              <table:table-cell office:value-type="float" office:value="126.3075478">
                <text:p>126.3075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33">
                <text:p>2133</text:p>
              </table:table-cell>
              <table:table-cell office:value-type="float" office:value="127.2759795">
                <text:p>127.2759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34">
                <text:p>2134</text:p>
              </table:table-cell>
              <table:table-cell office:value-type="float" office:value="128.249676">
                <text:p>128.2496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5">
                <text:p>2135</text:p>
              </table:table-cell>
              <table:table-cell office:value-type="float" office:value="129.2314404">
                <text:p>129.23144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6">
                <text:p>2136</text:p>
              </table:table-cell>
              <table:table-cell office:value-type="float" office:value="130.2212721">
                <text:p>130.22127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37">
                <text:p>2137</text:p>
              </table:table-cell>
              <table:table-cell office:value-type="float" office:value="131.2220858">
                <text:p>131.22208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8">
                <text:p>2138</text:p>
              </table:table-cell>
              <table:table-cell office:value-type="float" office:value="132.2280723">
                <text:p>132.2280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39">
                <text:p>2139</text:p>
              </table:table-cell>
              <table:table-cell office:value-type="float" office:value="133.2421231">
                <text:p>133.2421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40">
                <text:p>2140</text:p>
              </table:table-cell>
              <table:table-cell office:value-type="float" office:value="134.2642374">
                <text:p>134.26423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41">
                <text:p>2141</text:p>
              </table:table-cell>
              <table:table-cell office:value-type="float" office:value="135.2974185">
                <text:p>135.2974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42">
                <text:p>2142</text:p>
              </table:table-cell>
              <table:table-cell office:value-type="float" office:value="136.3356802">
                <text:p>136.3356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3">
                <text:p>2143</text:p>
              </table:table-cell>
              <table:table-cell office:value-type="float" office:value="137.3820028">
                <text:p>137.3820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4">
                <text:p>2144</text:p>
              </table:table-cell>
              <table:table-cell office:value-type="float" office:value="138.4363851">
                <text:p>138.43638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45">
                <text:p>2145</text:p>
              </table:table-cell>
              <table:table-cell office:value-type="float" office:value="139.5019187">
                <text:p>139.5019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6">
                <text:p>2146</text:p>
              </table:table-cell>
              <table:table-cell office:value-type="float" office:value="140.5724411">
                <text:p>140.57244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7">
                <text:p>2147</text:p>
              </table:table-cell>
              <table:table-cell office:value-type="float" office:value="141.6510206">
                <text:p>141.65102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8">
                <text:p>2148</text:p>
              </table:table-cell>
              <table:table-cell office:value-type="float" office:value="142.7376563">
                <text:p>142.7376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49">
                <text:p>2149</text:p>
              </table:table-cell>
              <table:table-cell office:value-type="float" office:value="143.8355277">
                <text:p>143.8355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50">
                <text:p>2150</text:p>
              </table:table-cell>
              <table:table-cell office:value-type="float" office:value="144.9382961">
                <text:p>144.93829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51">
                <text:p>2151</text:p>
              </table:table-cell>
              <table:table-cell office:value-type="float" office:value="146.0491179">
                <text:p>146.0491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52">
                <text:p>2152</text:p>
              </table:table-cell>
              <table:table-cell office:value-type="float" office:value="147.1679922">
                <text:p>147.167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3">
                <text:p>2153</text:p>
              </table:table-cell>
              <table:table-cell office:value-type="float" office:value="148.2981868">
                <text:p>148.29818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54">
                <text:p>2154</text:p>
              </table:table-cell>
              <table:table-cell office:value-type="float" office:value="149.4331865">
                <text:p>149.4331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55">
                <text:p>2155</text:p>
              </table:table-cell>
              <table:table-cell office:value-type="float" office:value="150.5762359">
                <text:p>150.5762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56">
                <text:p>2156</text:p>
              </table:table-cell>
              <table:table-cell office:value-type="float" office:value="151.7273341">
                <text:p>151.7273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57">
                <text:p>2157</text:p>
              </table:table-cell>
              <table:table-cell office:value-type="float" office:value="152.889837">
                <text:p>152.8898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58">
                <text:p>2158</text:p>
              </table:table-cell>
              <table:table-cell office:value-type="float" office:value="154.0570533">
                <text:p>154.05705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59">
                <text:p>2159</text:p>
              </table:table-cell>
              <table:table-cell office:value-type="float" office:value="155.2323156">
                <text:p>155.23231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60">
                <text:p>2160</text:p>
              </table:table-cell>
              <table:table-cell office:value-type="float" office:value="156.4156231">
                <text:p>156.4156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61">
                <text:p>2161</text:p>
              </table:table-cell>
              <table:table-cell office:value-type="float" office:value="157.6104197">
                <text:p>157.6104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62">
                <text:p>2162</text:p>
              </table:table-cell>
              <table:table-cell office:value-type="float" office:value="158.8098379">
                <text:p>158.8098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3">
                <text:p>2163</text:p>
              </table:table-cell>
              <table:table-cell office:value-type="float" office:value="160.0172984">
                <text:p>160.01729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64">
                <text:p>2164</text:p>
              </table:table-cell>
              <table:table-cell office:value-type="float" office:value="161.2328005">
                <text:p>161.2328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5">
                <text:p>2165</text:p>
              </table:table-cell>
              <table:table-cell office:value-type="float" office:value="162.459876">
                <text:p>162.459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6">
                <text:p>2166</text:p>
              </table:table-cell>
              <table:table-cell office:value-type="float" office:value="163.6914814">
                <text:p>163.6914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67">
                <text:p>2167</text:p>
              </table:table-cell>
              <table:table-cell office:value-type="float" office:value="164.9311255">
                <text:p>164.9311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68">
                <text:p>2168</text:p>
              </table:table-cell>
              <table:table-cell office:value-type="float" office:value="166.1788074">
                <text:p>166.1788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69">
                <text:p>2169</text:p>
              </table:table-cell>
              <table:table-cell office:value-type="float" office:value="167.4381472">
                <text:p>167.43814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0">
                <text:p>2170</text:p>
              </table:table-cell>
              <table:table-cell office:value-type="float" office:value="168.7019251">
                <text:p>168.70192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71">
                <text:p>2171</text:p>
              </table:table-cell>
              <table:table-cell office:value-type="float" office:value="169.9737381">
                <text:p>169.97373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72">
                <text:p>2172</text:p>
              </table:table-cell>
              <table:table-cell office:value-type="float" office:value="171.2535852">
                <text:p>171.2535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3">
                <text:p>2173</text:p>
              </table:table-cell>
              <table:table-cell office:value-type="float" office:value="172.5451744">
                <text:p>172.54517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74">
                <text:p>2174</text:p>
              </table:table-cell>
              <table:table-cell office:value-type="float" office:value="173.8411102">
                <text:p>173.8411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75">
                <text:p>2175</text:p>
              </table:table-cell>
              <table:table-cell office:value-type="float" office:value="175.1450773">
                <text:p>175.14507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76">
                <text:p>2176</text:p>
              </table:table-cell>
              <table:table-cell office:value-type="float" office:value="176.4570749">
                <text:p>176.45707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77">
                <text:p>2177</text:p>
              </table:table-cell>
              <table:table-cell office:value-type="float" office:value="177.7808989">
                <text:p>177.7808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78">
                <text:p>2178</text:p>
              </table:table-cell>
              <table:table-cell office:value-type="float" office:value="179.1089778">
                <text:p>179.1089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79">
                <text:p>2179</text:p>
              </table:table-cell>
              <table:table-cell office:value-type="float" office:value="180.4450844">
                <text:p>180.4450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80">
                <text:p>2180</text:p>
              </table:table-cell>
              <table:table-cell office:value-type="float" office:value="181.7892178">
                <text:p>181.789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81">
                <text:p>2181</text:p>
              </table:table-cell>
              <table:table-cell office:value-type="float" office:value="183.1452619">
                <text:p>183.14526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82">
                <text:p>2182</text:p>
              </table:table-cell>
              <table:table-cell office:value-type="float" office:value="184.5054693">
                <text:p>184.5054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83">
                <text:p>2183</text:p>
              </table:table-cell>
              <table:table-cell office:value-type="float" office:value="185.8737007">
                <text:p>185.87370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4">
                <text:p>2184</text:p>
              </table:table-cell>
              <table:table-cell office:value-type="float" office:value="187.2499552">
                <text:p>187.24995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85">
                <text:p>2185</text:p>
              </table:table-cell>
              <table:table-cell office:value-type="float" office:value="188.6382045">
                <text:p>188.6382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86">
                <text:p>2186</text:p>
              </table:table-cell>
              <table:table-cell office:value-type="float" office:value="190.0305257">
                <text:p>190.03052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87">
                <text:p>2187</text:p>
              </table:table-cell>
              <table:table-cell office:value-type="float" office:value="191.4308672">
                <text:p>191.4308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88">
                <text:p>2188</text:p>
              </table:table-cell>
              <table:table-cell office:value-type="float" office:value="192.8392282">
                <text:p>192.8392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89">
                <text:p>2189</text:p>
              </table:table-cell>
              <table:table-cell office:value-type="float" office:value="194.2596681">
                <text:p>194.2596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90">
                <text:p>2190</text:p>
              </table:table-cell>
              <table:table-cell office:value-type="float" office:value="195.6840883">
                <text:p>195.6840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91">
                <text:p>2191</text:p>
              </table:table-cell>
              <table:table-cell office:value-type="float" office:value="197.1165253">
                <text:p>197.1165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2">
                <text:p>2192</text:p>
              </table:table-cell>
              <table:table-cell office:value-type="float" office:value="198.556978">
                <text:p>198.5569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93">
                <text:p>2193</text:p>
              </table:table-cell>
              <table:table-cell office:value-type="float" office:value="200.0095938">
                <text:p>200.00959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94">
                <text:p>2194</text:p>
              </table:table-cell>
              <table:table-cell office:value-type="float" office:value="201.4660984">
                <text:p>201.46609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95">
                <text:p>2195</text:p>
              </table:table-cell>
              <table:table-cell office:value-type="float" office:value="202.930616">
                <text:p>202.930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96">
                <text:p>2196</text:p>
              </table:table-cell>
              <table:table-cell office:value-type="float" office:value="204.4031458">
                <text:p>204.4031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97">
                <text:p>2197</text:p>
              </table:table-cell>
              <table:table-cell office:value-type="float" office:value="205.8879227">
                <text:p>205.8879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98">
                <text:p>2198</text:p>
              </table:table-cell>
              <table:table-cell office:value-type="float" office:value="207.3764971">
                <text:p>207.37649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99">
                <text:p>2199</text:p>
              </table:table-cell>
              <table:table-cell office:value-type="float" office:value="208.8730808">
                <text:p>208.87308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00">
                <text:p>2200</text:p>
              </table:table-cell>
              <table:table-cell office:value-type="float" office:value="210.3776729">
                <text:p>210.37767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00">
                <text:p>2200</text:p>
              </table:table-cell>
              <table:table-cell office:value-type="float" office:value="210.3776729">
                <text:p>210.37767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0">
                <text:p>2300</text:p>
              </table:table-cell>
              <table:table-cell office:value-type="float" office:value="401.2791621">
                <text:p>401.27916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00">
                <text:p>2400</text:p>
              </table:table-cell>
              <table:table-cell office:value-type="float" office:value="671.4455311">
                <text:p>671.44553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00">
                <text:p>2500</text:p>
              </table:table-cell>
              <table:table-cell office:value-type="float" office:value="1019.9690355">
                <text:p>1019.96903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0">
                <text:p>2600</text:p>
              </table:table-cell>
              <table:table-cell office:value-type="float" office:value="1445.9117095">
                <text:p>1445.9117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00">
                <text:p>2700</text:p>
              </table:table-cell>
              <table:table-cell office:value-type="float" office:value="1948.3636752">
                <text:p>1948.36367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00">
                <text:p>2800</text:p>
              </table:table-cell>
              <table:table-cell office:value-type="float" office:value="2526.4064116">
                <text:p>2526.4064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00">
                <text:p>2900</text:p>
              </table:table-cell>
              <table:table-cell office:value-type="float" office:value="3179.1404519">
                <text:p>3179.14045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00">
                <text:p>3000</text:p>
              </table:table-cell>
              <table:table-cell office:value-type="float" office:value="3905.6111742">
                <text:p>3905.6111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00">
                <text:p>3100</text:p>
              </table:table-cell>
              <table:table-cell office:value-type="float" office:value="4704.9170789">
                <text:p>4704.91707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00">
                <text:p>3200</text:p>
              </table:table-cell>
              <table:table-cell office:value-type="float" office:value="5576.1396449">
                <text:p>5576.13964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00">
                <text:p>3300</text:p>
              </table:table-cell>
              <table:table-cell office:value-type="float" office:value="6518.3872813">
                <text:p>6518.38728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00">
                <text:p>3400</text:p>
              </table:table-cell>
              <table:table-cell office:value-type="float" office:value="7530.6895141">
                <text:p>7530.6895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00">
                <text:p>3500</text:p>
              </table:table-cell>
              <table:table-cell office:value-type="float" office:value="8612.1528201">
                <text:p>8612.15282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00">
                <text:p>3600</text:p>
              </table:table-cell>
              <table:table-cell office:value-type="float" office:value="9761.8586782">
                <text:p>9761.85867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00">
                <text:p>3700</text:p>
              </table:table-cell>
              <table:table-cell office:value-type="float" office:value="10978.9229707">
                <text:p>10978.92297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00">
                <text:p>3800</text:p>
              </table:table-cell>
              <table:table-cell office:value-type="float" office:value="12262.3601765">
                <text:p>12262.36017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00">
                <text:p>3900</text:p>
              </table:table-cell>
              <table:table-cell office:value-type="float" office:value="13611.2843462">
                <text:p>13611.2843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0">
                <text:p>4000</text:p>
              </table:table-cell>
              <table:table-cell office:value-type="float" office:value="15024.7769587">
                <text:p>15024.77695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00">
                <text:p>4100</text:p>
              </table:table-cell>
              <table:table-cell office:value-type="float" office:value="16501.9609673">
                <text:p>16501.9609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0">
                <text:p>4200</text:p>
              </table:table-cell>
              <table:table-cell office:value-type="float" office:value="18041.8366084">
                <text:p>18041.8366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00">
                <text:p>4300</text:p>
              </table:table-cell>
              <table:table-cell office:value-type="float" office:value="19643.5251042">
                <text:p>19643.52510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01">
                <text:p>4301</text:p>
              </table:table-cell>
              <table:table-cell office:value-type="float" office:value="19659.8402661">
                <text:p>19659.84026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02">
                <text:p>4302</text:p>
              </table:table-cell>
              <table:table-cell office:value-type="float" office:value="19676.1615082">
                <text:p>19676.16150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03">
                <text:p>4303</text:p>
              </table:table-cell>
              <table:table-cell office:value-type="float" office:value="19692.4888296">
                <text:p>19692.48882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04">
                <text:p>4304</text:p>
              </table:table-cell>
              <table:table-cell office:value-type="float" office:value="19708.8222294">
                <text:p>19708.8222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05">
                <text:p>4305</text:p>
              </table:table-cell>
              <table:table-cell office:value-type="float" office:value="19725.206652">
                <text:p>19725.2066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06">
                <text:p>4306</text:p>
              </table:table-cell>
              <table:table-cell office:value-type="float" office:value="19741.5522237">
                <text:p>19741.55222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07">
                <text:p>4307</text:p>
              </table:table-cell>
              <table:table-cell office:value-type="float" office:value="19757.903871">
                <text:p>19757.903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08">
                <text:p>4308</text:p>
              </table:table-cell>
              <table:table-cell office:value-type="float" office:value="19774.2615931">
                <text:p>19774.26159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09">
                <text:p>4309</text:p>
              </table:table-cell>
              <table:table-cell office:value-type="float" office:value="19790.6704007">
                <text:p>19790.6704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10">
                <text:p>4310</text:p>
              </table:table-cell>
              <table:table-cell office:value-type="float" office:value="19807.0402873">
                <text:p>19807.04028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11">
                <text:p>4311</text:p>
              </table:table-cell>
              <table:table-cell office:value-type="float" office:value="19823.4162458">
                <text:p>19823.41624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12">
                <text:p>4312</text:p>
              </table:table-cell>
              <table:table-cell office:value-type="float" office:value="19839.7982755">
                <text:p>19839.79827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13">
                <text:p>4313</text:p>
              </table:table-cell>
              <table:table-cell office:value-type="float" office:value="19856.2314534">
                <text:p>19856.23145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14">
                <text:p>4314</text:p>
              </table:table-cell>
              <table:table-cell office:value-type="float" office:value="19872.6256402">
                <text:p>19872.62564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15">
                <text:p>4315</text:p>
              </table:table-cell>
              <table:table-cell office:value-type="float" office:value="19889.0258953">
                <text:p>19889.02589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16">
                <text:p>4316</text:p>
              </table:table-cell>
              <table:table-cell office:value-type="float" office:value="19905.4322178">
                <text:p>19905.43221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17">
                <text:p>4317</text:p>
              </table:table-cell>
              <table:table-cell office:value-type="float" office:value="19921.8897513">
                <text:p>19921.8897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18">
                <text:p>4318</text:p>
              </table:table-cell>
              <table:table-cell office:value-type="float" office:value="19938.3082236">
                <text:p>19938.30822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19">
                <text:p>4319</text:p>
              </table:table-cell>
              <table:table-cell office:value-type="float" office:value="19954.7327605">
                <text:p>19954.7327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20">
                <text:p>4320</text:p>
              </table:table-cell>
              <table:table-cell office:value-type="float" office:value="19971.1633612">
                <text:p>19971.16336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21">
                <text:p>4321</text:p>
              </table:table-cell>
              <table:table-cell office:value-type="float" office:value="19987.6452356">
                <text:p>19987.64523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22">
                <text:p>4322</text:p>
              </table:table-cell>
              <table:table-cell office:value-type="float" office:value="20004.0879787">
                <text:p>20004.08797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23">
                <text:p>4323</text:p>
              </table:table-cell>
              <table:table-cell office:value-type="float" office:value="20020.5367829">
                <text:p>20020.53678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24">
                <text:p>4324</text:p>
              </table:table-cell>
              <table:table-cell office:value-type="float" office:value="20036.991647">
                <text:p>20036.9916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25">
                <text:p>4325</text:p>
              </table:table-cell>
              <table:table-cell office:value-type="float" office:value="20053.4978476">
                <text:p>20053.49784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26">
                <text:p>4326</text:p>
              </table:table-cell>
              <table:table-cell office:value-type="float" office:value="20069.9648468">
                <text:p>20069.96484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327">
                <text:p>4327</text:p>
              </table:table-cell>
              <table:table-cell office:value-type="float" office:value="20086.4379034">
                <text:p>20086.43790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28">
                <text:p>4328</text:p>
              </table:table-cell>
              <table:table-cell office:value-type="float" office:value="20102.9170164">
                <text:p>20102.91701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29">
                <text:p>4329</text:p>
              </table:table-cell>
              <table:table-cell office:value-type="float" office:value="20119.4475283">
                <text:p>20119.44752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30">
                <text:p>4330</text:p>
              </table:table-cell>
              <table:table-cell office:value-type="float" office:value="20135.9387691">
                <text:p>20135.93876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31">
                <text:p>4331</text:p>
              </table:table-cell>
              <table:table-cell office:value-type="float" office:value="20152.4360634">
                <text:p>20152.4360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32">
                <text:p>4332</text:p>
              </table:table-cell>
              <table:table-cell office:value-type="float" office:value="20168.9394105">
                <text:p>20168.9394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33">
                <text:p>4333</text:p>
              </table:table-cell>
              <table:table-cell office:value-type="float" office:value="20185.4942192">
                <text:p>20185.49421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34">
                <text:p>4334</text:p>
              </table:table-cell>
              <table:table-cell office:value-type="float" office:value="20202.0096867">
                <text:p>20202.00968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35">
                <text:p>4335</text:p>
              </table:table-cell>
              <table:table-cell office:value-type="float" office:value="20218.5312041">
                <text:p>20218.53120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36">
                <text:p>4336</text:p>
              </table:table-cell>
              <table:table-cell office:value-type="float" office:value="20235.0587707">
                <text:p>20235.05877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37">
                <text:p>4337</text:p>
              </table:table-cell>
              <table:table-cell office:value-type="float" office:value="20251.6378612">
                <text:p>20251.63786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38">
                <text:p>4338</text:p>
              </table:table-cell>
              <table:table-cell office:value-type="float" office:value="20268.1775408">
                <text:p>20268.17754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39">
                <text:p>4339</text:p>
              </table:table-cell>
              <table:table-cell office:value-type="float" office:value="20284.7232667">
                <text:p>20284.7232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40">
                <text:p>4340</text:p>
              </table:table-cell>
              <table:table-cell office:value-type="float" office:value="20301.275038">
                <text:p>20301.2750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41">
                <text:p>4341</text:p>
              </table:table-cell>
              <table:table-cell office:value-type="float" office:value="20317.4063662">
                <text:p>20317.40636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42">
                <text:p>4342</text:p>
              </table:table-cell>
              <table:table-cell office:value-type="float" office:value="20333.5439255">
                <text:p>20333.54392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43">
                <text:p>4343</text:p>
              </table:table-cell>
              <table:table-cell office:value-type="float" office:value="20349.6878846">
                <text:p>20349.68788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44">
                <text:p>4344</text:p>
              </table:table-cell>
              <table:table-cell office:value-type="float" office:value="20365.8382433">
                <text:p>20365.83824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45">
                <text:p>4345</text:p>
              </table:table-cell>
              <table:table-cell office:value-type="float" office:value="20381.9951714">
                <text:p>20381.99517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46">
                <text:p>4346</text:p>
              </table:table-cell>
              <table:table-cell office:value-type="float" office:value="20398.1583308">
                <text:p>20398.15833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47">
                <text:p>4347</text:p>
              </table:table-cell>
              <table:table-cell office:value-type="float" office:value="20414.3278898">
                <text:p>20414.3278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48">
                <text:p>4348</text:p>
              </table:table-cell>
              <table:table-cell office:value-type="float" office:value="20430.5038486">
                <text:p>20430.50384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49">
                <text:p>4349</text:p>
              </table:table-cell>
              <table:table-cell office:value-type="float" office:value="20446.6863767">
                <text:p>20446.68637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50">
                <text:p>4350</text:p>
              </table:table-cell>
              <table:table-cell office:value-type="float" office:value="20462.875136">
                <text:p>20462.875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51">
                <text:p>4351</text:p>
              </table:table-cell>
              <table:table-cell office:value-type="float" office:value="20479.0702951">
                <text:p>20479.0702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352">
                <text:p>4352</text:p>
              </table:table-cell>
              <table:table-cell office:value-type="float" office:value="20495.271854">
                <text:p>20495.2718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353">
                <text:p>4353</text:p>
              </table:table-cell>
              <table:table-cell office:value-type="float" office:value="20511.4799819">
                <text:p>20511.47998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354">
                <text:p>4354</text:p>
              </table:table-cell>
              <table:table-cell office:value-type="float" office:value="20527.6943413">
                <text:p>20527.6943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55">
                <text:p>4355</text:p>
              </table:table-cell>
              <table:table-cell office:value-type="float" office:value="20543.9151004">
                <text:p>20543.91510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56">
                <text:p>4356</text:p>
              </table:table-cell>
              <table:table-cell office:value-type="float" office:value="20560.1422593">
                <text:p>20560.14225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57">
                <text:p>4357</text:p>
              </table:table-cell>
              <table:table-cell office:value-type="float" office:value="20576.3759871">
                <text:p>20576.37598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58">
                <text:p>4358</text:p>
              </table:table-cell>
              <table:table-cell office:value-type="float" office:value="20592.6159465">
                <text:p>20592.61594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59">
                <text:p>4359</text:p>
              </table:table-cell>
              <table:table-cell office:value-type="float" office:value="20608.8623057">
                <text:p>20608.86230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60">
                <text:p>4360</text:p>
              </table:table-cell>
              <table:table-cell office:value-type="float" office:value="20625.1150646">
                <text:p>20625.11506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61">
                <text:p>4361</text:p>
              </table:table-cell>
              <table:table-cell office:value-type="float" office:value="20641.3743923">
                <text:p>20641.37439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62">
                <text:p>4362</text:p>
              </table:table-cell>
              <table:table-cell office:value-type="float" office:value="20657.6399518">
                <text:p>20657.63995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63">
                <text:p>4363</text:p>
              </table:table-cell>
              <table:table-cell office:value-type="float" office:value="20673.911911">
                <text:p>20673.9119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64">
                <text:p>4364</text:p>
              </table:table-cell>
              <table:table-cell office:value-type="float" office:value="20690.1902699">
                <text:p>20690.19026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65">
                <text:p>4365</text:p>
              </table:table-cell>
              <table:table-cell office:value-type="float" office:value="20706.4751975">
                <text:p>20706.47519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66">
                <text:p>4366</text:p>
              </table:table-cell>
              <table:table-cell office:value-type="float" office:value="20722.766357">
                <text:p>20722.7663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67">
                <text:p>4367</text:p>
              </table:table-cell>
              <table:table-cell office:value-type="float" office:value="20739.0639162">
                <text:p>20739.06391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68">
                <text:p>4368</text:p>
              </table:table-cell>
              <table:table-cell office:value-type="float" office:value="20755.3678752">
                <text:p>20755.3678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69">
                <text:p>4369</text:p>
              </table:table-cell>
              <table:table-cell office:value-type="float" office:value="20771.6784027">
                <text:p>20771.67840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70">
                <text:p>4370</text:p>
              </table:table-cell>
              <table:table-cell office:value-type="float" office:value="20787.9951622">
                <text:p>20787.99516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71">
                <text:p>4371</text:p>
              </table:table-cell>
              <table:table-cell office:value-type="float" office:value="20804.3183215">
                <text:p>20804.31832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72">
                <text:p>4372</text:p>
              </table:table-cell>
              <table:table-cell office:value-type="float" office:value="20820.6478805">
                <text:p>20820.6478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73">
                <text:p>4373</text:p>
              </table:table-cell>
              <table:table-cell office:value-type="float" office:value="20836.9840079">
                <text:p>20836.98400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74">
                <text:p>4374</text:p>
              </table:table-cell>
              <table:table-cell office:value-type="float" office:value="20853.3263675">
                <text:p>20853.3263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75">
                <text:p>4375</text:p>
              </table:table-cell>
              <table:table-cell office:value-type="float" office:value="20869.6751268">
                <text:p>20869.6751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76">
                <text:p>4376</text:p>
              </table:table-cell>
              <table:table-cell office:value-type="float" office:value="20886.0302858">
                <text:p>20886.03028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77">
                <text:p>4377</text:p>
              </table:table-cell>
              <table:table-cell office:value-type="float" office:value="20902.3920131">
                <text:p>20902.39201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78">
                <text:p>4378</text:p>
              </table:table-cell>
              <table:table-cell office:value-type="float" office:value="20918.7599727">
                <text:p>20918.75997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79">
                <text:p>4379</text:p>
              </table:table-cell>
              <table:table-cell office:value-type="float" office:value="20935.134332">
                <text:p>20935.1343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80">
                <text:p>4380</text:p>
              </table:table-cell>
              <table:table-cell office:value-type="float" office:value="20951.5150911">
                <text:p>20951.5150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81">
                <text:p>4381</text:p>
              </table:table-cell>
              <table:table-cell office:value-type="float" office:value="20967.9024182">
                <text:p>20967.90241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82">
                <text:p>4382</text:p>
              </table:table-cell>
              <table:table-cell office:value-type="float" office:value="20984.2959779">
                <text:p>20984.29597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83">
                <text:p>4383</text:p>
              </table:table-cell>
              <table:table-cell office:value-type="float" office:value="21000.6959373">
                <text:p>21000.6959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84">
                <text:p>4384</text:p>
              </table:table-cell>
              <table:table-cell office:value-type="float" office:value="21017.1022964">
                <text:p>21017.10229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85">
                <text:p>4385</text:p>
              </table:table-cell>
              <table:table-cell office:value-type="float" office:value="21033.5152234">
                <text:p>21033.51522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86">
                <text:p>4386</text:p>
              </table:table-cell>
              <table:table-cell office:value-type="float" office:value="21049.9343831">
                <text:p>21049.93438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87">
                <text:p>4387</text:p>
              </table:table-cell>
              <table:table-cell office:value-type="float" office:value="21066.3599425">
                <text:p>21066.35994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88">
                <text:p>4388</text:p>
              </table:table-cell>
              <table:table-cell office:value-type="float" office:value="21082.7919017">
                <text:p>21082.79190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89">
                <text:p>4389</text:p>
              </table:table-cell>
              <table:table-cell office:value-type="float" office:value="21099.2304286">
                <text:p>21099.23042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90">
                <text:p>4390</text:p>
              </table:table-cell>
              <table:table-cell office:value-type="float" office:value="21115.6751883">
                <text:p>21115.67518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91">
                <text:p>4391</text:p>
              </table:table-cell>
              <table:table-cell office:value-type="float" office:value="21132.1263478">
                <text:p>21132.12634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92">
                <text:p>4392</text:p>
              </table:table-cell>
              <table:table-cell office:value-type="float" office:value="21148.583907">
                <text:p>21148.5839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3">
                <text:p>4393</text:p>
              </table:table-cell>
              <table:table-cell office:value-type="float" office:value="21165.0480338">
                <text:p>21165.04803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94">
                <text:p>4394</text:p>
              </table:table-cell>
              <table:table-cell office:value-type="float" office:value="21181.5183935">
                <text:p>21181.51839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395">
                <text:p>4395</text:p>
              </table:table-cell>
              <table:table-cell office:value-type="float" office:value="21197.995153">
                <text:p>21197.9951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396">
                <text:p>4396</text:p>
              </table:table-cell>
              <table:table-cell office:value-type="float" office:value="21214.4783122">
                <text:p>21214.47831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97">
                <text:p>4397</text:p>
              </table:table-cell>
              <table:table-cell office:value-type="float" office:value="21230.9680389">
                <text:p>21230.96803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98">
                <text:p>4398</text:p>
              </table:table-cell>
              <table:table-cell office:value-type="float" office:value="21247.4639987">
                <text:p>21247.46399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99">
                <text:p>4399</text:p>
              </table:table-cell>
              <table:table-cell office:value-type="float" office:value="21263.9663582">
                <text:p>21263.96635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00">
                <text:p>4400</text:p>
              </table:table-cell>
              <table:table-cell office:value-type="float" office:value="21280.4751175">
                <text:p>21280.47511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00">
                <text:p>4500</text:p>
              </table:table-cell>
              <table:table-cell office:value-type="float" office:value="22963.6752478">
                <text:p>22963.67524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00">
                <text:p>4600</text:p>
              </table:table-cell>
              <table:table-cell office:value-type="float" office:value="24710.8752113">
                <text:p>24710.87521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0">
                <text:p>4700</text:p>
              </table:table-cell>
              <table:table-cell office:value-type="float" office:value="26522.0751747">
                <text:p>26522.07517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00">
                <text:p>4800</text:p>
              </table:table-cell>
              <table:table-cell office:value-type="float" office:value="28397.2751378">
                <text:p>28397.27513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00">
                <text:p>4900</text:p>
              </table:table-cell>
              <table:table-cell office:value-type="float" office:value="30336.4752677">
                <text:p>30336.47526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00">
                <text:p>5000</text:p>
              </table:table-cell>
              <table:table-cell office:value-type="float" office:value="32339.6752313">
                <text:p>32339.67523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